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Mono" svg:font-family="'DejaVu Sans Mono'" style:font-family-generic="modern" style:font-pitch="fixed"/>
    <style:font-face style:name="FreeSans" svg:font-family="FreeSans"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Lohit Hindi" svg:font-family="'Lohit Hindi'"/>
    <style:font-face style:name="Lohit Hindi1" svg:font-family="'Lohit Hind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text-properties officeooo:paragraph-rsid="00144300"/>
    </style:style>
    <style:style style:name="P2" style:family="paragraph" style:parent-style-name="Standard">
      <style:text-properties style:font-name="Times New Roman" style:text-underline-style="none" fo:font-weight="bold" style:font-weight-asian="bold" style:font-weight-complex="bold"/>
    </style:style>
    <style:style style:name="P3" style:family="paragraph" style:parent-style-name="Standard">
      <style:text-properties style:font-name="Times New Roman" style:text-underline-style="none" fo:font-weight="normal" style:font-weight-asian="normal" style:font-weight-complex="normal"/>
    </style:style>
    <style:style style:name="P4" style:family="paragraph" style:parent-style-name="Standard">
      <style:text-properties style:font-name="Times New Roman" style:text-underline-style="none" fo:font-weight="normal" officeooo:rsid="00144300" officeooo:paragraph-rsid="00144300" style:font-weight-asian="normal" style:font-weight-complex="normal"/>
    </style:style>
    <style:style style:name="P5" style:family="paragraph" style:parent-style-name="Text_20_body">
      <style:text-properties style:font-name="Times New Roman" style:text-underline-style="none" fo:font-weight="normal" officeooo:rsid="00144300" style:font-weight-asian="normal" style:font-weight-complex="normal"/>
    </style:style>
    <style:style style:name="P6" style:family="paragraph" style:parent-style-name="Standard">
      <style:text-properties style:font-name="Times New Roman" style:text-underline-style="none" fo:font-weight="normal" officeooo:rsid="0014c009" officeooo:paragraph-rsid="0014c009" style:font-weight-asian="normal" style:font-weight-complex="normal"/>
    </style:style>
    <style:style style:name="P7" style:family="paragraph" style:parent-style-name="Standard">
      <style:text-properties style:font-name="Times New Roman" style:text-underline-style="none" fo:font-weight="normal" officeooo:rsid="001cd6a0" officeooo:paragraph-rsid="001cd6a0" style:font-weight-asian="normal" style:font-weight-complex="normal"/>
    </style:style>
    <style:style style:name="P8" style:family="paragraph" style:parent-style-name="Standard">
      <style:text-properties style:font-name="Times New Roman" style:text-underline-style="none" fo:font-weight="normal" officeooo:paragraph-rsid="00204f17" style:font-weight-asian="normal" style:font-weight-complex="normal"/>
    </style:style>
    <style:style style:name="P9" style:family="paragraph" style:parent-style-name="Standard">
      <style:text-properties style:font-name="Times New Roman" style:text-underline-style="none" fo:font-weight="normal" officeooo:rsid="0023cacc" officeooo:paragraph-rsid="0023cacc" style:font-weight-asian="normal" style:font-weight-complex="normal"/>
    </style:style>
    <style:style style:name="P10" style:family="paragraph" style:parent-style-name="Standard">
      <style:text-properties style:font-name="Times New Roman" style:text-underline-style="none" fo:font-weight="normal" officeooo:paragraph-rsid="001eca86" style:font-weight-asian="normal" style:font-weight-complex="normal"/>
    </style:style>
    <style:style style:name="P11" style:family="paragraph" style:parent-style-name="Standard">
      <style:text-properties style:font-name="Times New Roman" style:text-underline-style="none" fo:font-weight="normal" officeooo:rsid="0025eb3a" style:font-weight-asian="normal" style:font-weight-complex="normal"/>
    </style:style>
    <style:style style:name="P12" style:family="paragraph" style:parent-style-name="Standard">
      <style:text-properties officeooo:rsid="00144300" officeooo:paragraph-rsid="00144300"/>
    </style:style>
    <style:style style:name="P13" style:family="paragraph" style:parent-style-name="Standard">
      <style:text-properties style:font-name="Arial" style:text-underline-style="none" fo:font-weight="bold" style:font-weight-asian="bold" style:font-weight-complex="bold"/>
    </style:style>
    <style:style style:name="P14" style:family="paragraph" style:parent-style-name="Standard">
      <style:text-properties style:font-name="Arial" style:text-underline-style="none" fo:font-weight="bold" officeooo:rsid="00144300" officeooo:paragraph-rsid="00144300" style:font-weight-asian="bold" style:font-weight-complex="bold"/>
    </style:style>
    <style:style style:name="P15" style:family="paragraph" style:parent-style-name="Standard">
      <style:text-properties style:font-name="Arial" style:text-underline-style="none" fo:font-weight="bold" officeooo:rsid="00238721" officeooo:paragraph-rsid="00238721" style:font-weight-asian="bold" style:font-weight-complex="bold"/>
    </style:style>
    <style:style style:name="P16" style:family="paragraph" style:parent-style-name="Standard">
      <style:text-properties style:font-name="Arial" style:text-underline-style="none" fo:font-weight="bold" officeooo:rsid="001eca86" officeooo:paragraph-rsid="001eca86" style:font-weight-asian="bold" style:font-weight-complex="bold"/>
    </style:style>
    <style:style style:name="P17" style:family="paragraph" style:parent-style-name="Text_20_body">
      <style:text-properties style:font-name="Arial" style:text-underline-style="solid" style:text-underline-width="auto" style:text-underline-color="font-color" fo:font-weight="bold" style:font-weight-asian="bold" style:font-weight-complex="bold"/>
    </style:style>
    <style:style style:name="P18" style:family="paragraph" style:parent-style-name="Text_20_body">
      <style:text-properties style:font-name="Arial" style:text-underline-style="solid" style:text-underline-width="auto" style:text-underline-color="font-color" fo:font-weight="bold" officeooo:rsid="00144300" officeooo:paragraph-rsid="00144300" style:font-weight-asian="bold" style:font-weight-complex="bold"/>
    </style:style>
    <style:style style:name="P19" style:family="paragraph" style:parent-style-name="Text_20_body">
      <style:paragraph-properties fo:break-before="page"/>
      <style:text-properties style:font-name="Arial" style:text-underline-style="solid" style:text-underline-width="auto" style:text-underline-color="font-color" fo:font-weight="bold" style:font-weight-asian="bold" style:font-weight-complex="bold"/>
    </style:style>
    <style:style style:name="P20" style:family="paragraph" style:parent-style-name="Standard">
      <style:paragraph-properties fo:margin-left="0cm" fo:margin-right="0cm" fo:text-indent="0cm" style:auto-text-indent="false"/>
      <style:text-properties style:font-name="Arial" fo:font-weight="bold" officeooo:rsid="0032e80e" officeooo:paragraph-rsid="0032e80e" style:font-weight-asian="bold" style:font-weight-complex="bold"/>
    </style:style>
    <style:style style:name="P21" style:family="paragraph" style:parent-style-name="Standard">
      <style:text-properties officeooo:rsid="0014c009" officeooo:paragraph-rsid="0014c009"/>
    </style:style>
    <style:style style:name="P22" style:family="paragraph" style:parent-style-name="Standard">
      <style:text-properties officeooo:paragraph-rsid="001eca86"/>
    </style:style>
    <style:style style:name="P23" style:family="paragraph" style:parent-style-name="Standard">
      <style:text-properties officeooo:paragraph-rsid="00269369"/>
    </style:style>
    <style:style style:name="P24" style:family="paragraph" style:parent-style-name="Standard">
      <style:paragraph-properties fo:margin-left="2.501cm" fo:margin-right="0cm" fo:text-indent="0cm" style:auto-text-indent="false"/>
      <style:text-properties officeooo:paragraph-rsid="00269369"/>
    </style:style>
    <style:style style:name="P25" style:family="paragraph" style:parent-style-name="Standard">
      <style:text-properties officeooo:paragraph-rsid="00285d54"/>
    </style:style>
    <style:style style:name="P26" style:family="paragraph" style:parent-style-name="Standard">
      <style:paragraph-properties fo:margin-left="2.501cm" fo:margin-right="0cm" fo:text-indent="0cm" style:auto-text-indent="false"/>
      <style:text-properties officeooo:paragraph-rsid="00285d54"/>
    </style:style>
    <style:style style:name="P27" style:family="paragraph" style:parent-style-name="Standard">
      <style:paragraph-properties fo:margin-left="0cm" fo:margin-right="0cm" fo:text-indent="0cm" style:auto-text-indent="false"/>
      <style:text-properties officeooo:paragraph-rsid="00285d54"/>
    </style:style>
    <style:style style:name="P28" style:family="paragraph" style:parent-style-name="Standard">
      <style:text-properties officeooo:paragraph-rsid="00286754"/>
    </style:style>
    <style:style style:name="P29" style:family="paragraph" style:parent-style-name="Standard">
      <style:paragraph-properties fo:margin-left="2.501cm" fo:margin-right="0cm" fo:text-indent="0cm" style:auto-text-indent="false"/>
      <style:text-properties officeooo:paragraph-rsid="00286754"/>
    </style:style>
    <style:style style:name="P30" style:family="paragraph" style:parent-style-name="Standard">
      <style:paragraph-properties fo:margin-left="0cm" fo:margin-right="0cm" fo:text-indent="0cm" style:auto-text-indent="false"/>
      <style:text-properties officeooo:paragraph-rsid="00286754"/>
    </style:style>
    <style:style style:name="P31" style:family="paragraph" style:parent-style-name="Text_20_body">
      <style:paragraph-properties fo:margin-left="0cm" fo:margin-right="0cm" fo:text-indent="0cm" style:auto-text-indent="false"/>
      <style:text-properties officeooo:paragraph-rsid="00286754"/>
    </style:style>
    <style:style style:name="P32" style:family="paragraph" style:parent-style-name="Standard">
      <style:text-properties officeooo:paragraph-rsid="002b71dd"/>
    </style:style>
    <style:style style:name="P33" style:family="paragraph" style:parent-style-name="Standard">
      <style:text-properties style:font-name="DejaVu Sans Mono"/>
    </style:style>
    <style:style style:name="P34" style:family="paragraph" style:parent-style-name="Standard" style:master-page-name="">
      <style:paragraph-properties fo:margin-left="0cm" fo:margin-right="0cm" fo:text-indent="-0.026cm" style:auto-text-indent="false" style:page-number="auto"/>
      <style:text-properties style:font-name="DejaVu Sans Mono" style:text-underline-style="none" fo:font-weight="normal" officeooo:rsid="0025eb3a" officeooo:paragraph-rsid="0025eb3a" style:font-weight-asian="normal" style:font-weight-complex="normal"/>
    </style:style>
    <style:style style:name="P35" style:family="paragraph" style:parent-style-name="Standard">
      <style:paragraph-properties fo:margin-left="0cm" fo:margin-right="0cm" fo:text-indent="-0.026cm" style:auto-text-indent="false"/>
      <style:text-properties style:font-name="DejaVu Sans Mono" style:text-underline-style="none" fo:font-weight="normal" officeooo:rsid="0025eb3a" officeooo:paragraph-rsid="0025eb3a" style:font-weight-asian="normal" style:font-weight-complex="normal"/>
    </style:style>
    <style:style style:name="P36" style:family="paragraph" style:parent-style-name="Standard">
      <style:paragraph-properties fo:margin-left="0cm" fo:margin-right="0cm" fo:text-indent="0cm" style:auto-text-indent="false"/>
      <style:text-properties style:font-name="DejaVu Sans Mono"/>
    </style:style>
    <style:style style:name="P37" style:family="paragraph" style:parent-style-name="Standard">
      <style:paragraph-properties fo:margin-left="1.251cm" fo:margin-right="0cm" fo:text-indent="0cm" style:auto-text-indent="false"/>
      <style:text-properties style:font-name="DejaVu Sans Mono"/>
    </style:style>
    <style:style style:name="P38" style:family="paragraph" style:parent-style-name="Standard">
      <style:text-properties officeooo:paragraph-rsid="0033ef29"/>
    </style:style>
    <style:style style:name="P39" style:family="paragraph" style:parent-style-name="Standard">
      <style:paragraph-properties fo:margin-left="1.251cm" fo:margin-right="0cm" fo:text-indent="0cm" style:auto-text-indent="false"/>
      <style:text-properties officeooo:paragraph-rsid="0033ef29"/>
    </style:style>
    <style:style style:name="P40" style:family="paragraph" style:parent-style-name="Standard">
      <style:paragraph-properties fo:margin-left="2.501cm" fo:margin-right="0cm" fo:text-indent="0cm" style:auto-text-indent="false"/>
      <style:text-properties officeooo:paragraph-rsid="0033ef29"/>
    </style:style>
    <style:style style:name="P41" style:family="paragraph" style:parent-style-name="Standard">
      <style:paragraph-properties fo:margin-left="0cm" fo:margin-right="0cm" fo:text-indent="0cm" style:auto-text-indent="false"/>
      <style:text-properties officeooo:paragraph-rsid="0033ef29"/>
    </style:style>
    <style:style style:name="P42" style:family="paragraph" style:parent-style-name="Standard">
      <style:paragraph-properties fo:margin-left="1.251cm" fo:margin-right="0cm" fo:text-indent="0cm" style:auto-text-indent="false"/>
    </style:style>
    <style:style style:name="P43" style:family="paragraph" style:parent-style-name="Text_20_body">
      <style:paragraph-properties fo:margin-left="1.251cm" fo:margin-right="0cm" fo:text-indent="0cm" style:auto-text-indent="false"/>
    </style:style>
    <style:style style:name="P44" style:family="paragraph" style:parent-style-name="Preformatted_20_Text">
      <style:paragraph-properties fo:margin-left="1.251cm" fo:margin-right="0cm" fo:text-indent="0cm" style:auto-text-indent="false"/>
    </style:style>
    <style:style style:name="P45" style:family="paragraph" style:parent-style-name="Standard">
      <style:paragraph-properties fo:margin-left="1.251cm" fo:margin-right="0cm" fo:text-indent="0cm" style:auto-text-indent="false"/>
      <style:text-properties officeooo:paragraph-rsid="002c694f"/>
    </style:style>
    <style:style style:name="P46" style:family="paragraph" style:parent-style-name="Standard">
      <style:paragraph-properties fo:margin-left="0cm" fo:margin-right="0cm" fo:text-indent="0cm" style:auto-text-indent="false"/>
      <style:text-properties officeooo:paragraph-rsid="002c694f"/>
    </style:style>
    <style:style style:name="P47" style:family="paragraph" style:parent-style-name="Standard">
      <style:paragraph-properties fo:margin-left="1.251cm" fo:margin-right="0cm" fo:text-indent="0cm" style:auto-text-indent="false"/>
      <style:text-properties officeooo:paragraph-rsid="00363bb5"/>
    </style:style>
    <style:style style:name="P48" style:family="paragraph" style:parent-style-name="Standard">
      <style:paragraph-properties fo:margin-left="0cm" fo:margin-right="0cm" fo:text-indent="0cm" style:auto-text-indent="false"/>
      <style:text-properties officeooo:paragraph-rsid="00363bb5"/>
    </style:style>
    <style:style style:name="P49" style:family="paragraph" style:parent-style-name="Preformatted_20_Text">
      <style:paragraph-properties fo:margin-left="1.251cm" fo:margin-right="0cm" fo:text-indent="0cm" style:auto-text-indent="false"/>
      <style:text-properties officeooo:paragraph-rsid="0038adff"/>
    </style:style>
    <style:style style:name="P50" style:family="paragraph" style:parent-style-name="Standard">
      <style:paragraph-properties fo:margin-left="0cm" fo:margin-right="0cm" fo:text-indent="0cm" style:auto-text-indent="false"/>
      <style:text-properties officeooo:paragraph-rsid="0038adff"/>
    </style:style>
    <style:style style:name="P51" style:family="paragraph" style:parent-style-name="Preformatted_20_Text">
      <style:paragraph-properties fo:margin-left="0cm" fo:margin-right="0cm" fo:text-indent="0cm" style:auto-text-indent="false"/>
      <style:text-properties officeooo:paragraph-rsid="0038adff"/>
    </style:style>
    <style:style style:name="P52" style:family="paragraph" style:parent-style-name="Standard">
      <style:paragraph-properties fo:break-before="page"/>
    </style:style>
    <style:style style:name="P53" style:family="paragraph" style:parent-style-name="Standard">
      <style:paragraph-properties fo:margin-left="0cm" fo:margin-right="0cm" fo:text-indent="0cm" style:auto-text-indent="false"/>
    </style:style>
    <style:style style:name="P54" style:family="paragraph" style:parent-style-name="Text_20_body">
      <style:paragraph-properties fo:margin-left="0cm" fo:margin-right="0cm" fo:text-indent="0cm" style:auto-text-indent="false"/>
    </style:style>
    <style:style style:name="P55" style:family="paragraph" style:parent-style-name="Standard">
      <style:paragraph-properties fo:margin-left="0cm" fo:margin-right="0cm" fo:text-indent="0cm" style:auto-text-indent="false"/>
      <style:text-properties officeooo:paragraph-rsid="002e47b8"/>
    </style:style>
    <style:style style:name="P56" style:family="paragraph" style:parent-style-name="Standard">
      <style:paragraph-properties fo:margin-left="0cm" fo:margin-right="0cm" fo:text-indent="0cm" style:auto-text-indent="false"/>
      <style:text-properties officeooo:paragraph-rsid="003110aa"/>
    </style:style>
    <style:style style:name="P57" style:family="paragraph" style:parent-style-name="Standard">
      <style:paragraph-properties fo:margin-left="0cm" fo:margin-right="0cm" fo:text-indent="0cm" style:auto-text-indent="false"/>
      <style:text-properties officeooo:rsid="003110aa" officeooo:paragraph-rsid="003110aa"/>
    </style:style>
    <style:style style:name="P58" style:family="paragraph" style:parent-style-name="Standard">
      <style:paragraph-properties fo:margin-left="0cm" fo:margin-right="0cm" fo:text-indent="0cm" style:auto-text-indent="false"/>
      <style:text-properties officeooo:rsid="0032e80e" officeooo:paragraph-rsid="0032e80e"/>
    </style:style>
    <style:style style:name="P59" style:family="paragraph" style:parent-style-name="Text_20_body">
      <style:paragraph-properties fo:margin-top="0cm" fo:margin-bottom="0cm" style:contextual-spacing="false"/>
    </style:style>
    <style:style style:name="P60" style:family="paragraph" style:parent-style-name="Text_20_body">
      <style:paragraph-properties fo:margin-top="0cm" fo:margin-bottom="0cm" style:contextual-spacing="false"/>
      <style:text-properties officeooo:paragraph-rsid="00453ded"/>
    </style:style>
    <style:style style:name="P61" style:family="paragraph" style:parent-style-name="Standard">
      <style:text-properties officeooo:paragraph-rsid="00453ded"/>
    </style:style>
    <style:style style:name="P62" style:family="paragraph" style:parent-style-name="Preformatted_20_Text">
      <style:paragraph-properties fo:margin-left="1.251cm" fo:margin-right="0cm" fo:text-indent="0cm" style:auto-text-indent="false"/>
      <style:text-properties officeooo:paragraph-rsid="0040f479"/>
    </style:style>
    <style:style style:name="P63" style:family="paragraph" style:parent-style-name="Standard">
      <style:paragraph-properties fo:margin-left="0cm" fo:margin-right="0cm" fo:text-indent="0cm" style:auto-text-indent="false"/>
      <style:text-properties officeooo:paragraph-rsid="0040f479"/>
    </style:style>
    <style:style style:name="P64" style:family="paragraph" style:parent-style-name="Standard">
      <style:text-properties officeooo:paragraph-rsid="004193ae"/>
    </style:style>
    <style:style style:name="P65" style:family="paragraph" style:parent-style-name="Standard">
      <style:paragraph-properties fo:margin-left="0cm" fo:margin-right="0cm" fo:text-indent="0cm" style:auto-text-indent="false"/>
      <style:text-properties officeooo:paragraph-rsid="004193ae"/>
    </style:style>
    <style:style style:name="P66" style:family="paragraph" style:parent-style-name="Standard">
      <style:text-properties officeooo:paragraph-rsid="0042e990"/>
    </style:style>
    <style:style style:name="P67" style:family="paragraph" style:parent-style-name="Standard">
      <style:text-properties officeooo:paragraph-rsid="004890f1"/>
    </style:style>
    <style:style style:name="P68" style:family="paragraph" style:parent-style-name="Standard">
      <style:text-properties officeooo:paragraph-rsid="0049014b"/>
    </style:style>
    <style:style style:name="P69" style:family="paragraph" style:parent-style-name="Standard">
      <style:paragraph-properties fo:margin-left="0cm" fo:margin-right="0cm" fo:text-indent="0cm" style:auto-text-indent="false"/>
      <style:text-properties officeooo:paragraph-rsid="0040d715"/>
    </style:style>
    <style:style style:name="P70" style:family="paragraph" style:parent-style-name="Standard" style:list-style-name="L1"/>
    <style:style style:name="P71" style:family="paragraph" style:parent-style-name="Standard" style:list-style-name="L3"/>
    <style:style style:name="P72" style:family="paragraph" style:parent-style-name="Standard" style:list-style-name="L4">
      <style:text-properties style:font-name="Times New Roman" style:text-underline-style="none" fo:font-weight="normal" officeooo:rsid="0023cacc" officeooo:paragraph-rsid="0023cacc" style:font-weight-asian="normal" style:font-weight-complex="normal"/>
    </style:style>
    <style:style style:name="P73" style:family="paragraph" style:parent-style-name="Standard" style:list-style-name="L7">
      <style:paragraph-properties fo:margin-left="-1.251cm" fo:margin-right="0cm" fo:text-indent="0cm" style:auto-text-indent="false"/>
      <style:text-properties officeooo:paragraph-rsid="004193ae"/>
    </style:style>
    <style:style style:name="P74" style:family="paragraph" style:parent-style-name="Standard" style:list-style-name="L8">
      <style:paragraph-properties fo:margin-left="-1.251cm" fo:margin-right="0cm" fo:text-indent="0cm" style:auto-text-indent="false"/>
      <style:text-properties officeooo:paragraph-rsid="004193ae"/>
    </style:style>
    <style:style style:name="P75" style:family="paragraph" style:parent-style-name="Standard">
      <style:text-properties officeooo:paragraph-rsid="004ae3a5"/>
    </style:style>
    <style:style style:name="P76" style:family="paragraph" style:parent-style-name="Text_20_body" style:list-style-name="L2"/>
    <style:style style:name="P77" style:family="paragraph" style:parent-style-name="Text_20_body" style:list-style-name="L2">
      <style:paragraph-properties fo:margin-top="0cm" fo:margin-bottom="0cm" style:contextual-spacing="false"/>
    </style:style>
    <style:style style:name="P78" style:family="paragraph" style:parent-style-name="Text_20_body" style:list-style-name="L3">
      <style:paragraph-properties fo:margin-top="0cm" fo:margin-bottom="0cm" style:contextual-spacing="false"/>
    </style:style>
    <style:style style:name="P79" style:family="paragraph" style:parent-style-name="Text_20_body" style:list-style-name="L4"/>
    <style:style style:name="P80" style:family="paragraph" style:parent-style-name="Text_20_body" style:list-style-name="L5"/>
    <style:style style:name="P81" style:family="paragraph" style:parent-style-name="Text_20_body" style:list-style-name="L5">
      <style:paragraph-properties fo:margin-top="0cm" fo:margin-bottom="0cm" style:contextual-spacing="false"/>
    </style:style>
    <style:style style:name="P82" style:family="paragraph" style:parent-style-name="Text_20_body" style:list-style-name="L6"/>
    <style:style style:name="P83" style:family="paragraph" style:parent-style-name="Text_20_body" style:list-style-name="L6">
      <style:paragraph-properties fo:margin-top="0cm" fo:margin-bottom="0cm" style:contextual-spacing="false"/>
    </style:style>
    <style:style style:name="P84" style:family="paragraph" style:parent-style-name="Text_20_body">
      <style:text-properties officeooo:rsid="00453ded"/>
    </style:style>
    <style:style style:name="P85" style:family="paragraph" style:parent-style-name="Text_20_body">
      <style:text-properties style:font-name="Arial" style:text-underline-style="solid" style:text-underline-width="auto" style:text-underline-color="font-color" fo:font-weight="bold" style:font-weight-asian="bold" style:font-weight-complex="bold"/>
    </style:style>
    <style:style style:name="T1" style:family="text">
      <style:text-properties fo:language="en" fo:country="none"/>
    </style:style>
    <style:style style:name="T2" style:family="text">
      <style:text-properties officeooo:rsid="00144300"/>
    </style:style>
    <style:style style:name="T3" style:family="text">
      <style:text-properties style:font-name="Arial" fo:language="en" fo:country="none" fo:font-weight="bold" officeooo:rsid="00144300" style:font-weight-asian="bold" style:font-weight-complex="bold"/>
    </style:style>
    <style:style style:name="T4" style:family="text">
      <style:text-properties style:font-name="Arial" fo:language="en" fo:country="none" fo:font-weight="bold" officeooo:rsid="004ae3a5" style:font-weight-asian="bold" style:font-weight-complex="bold"/>
    </style:style>
    <style:style style:name="T5" style:family="text">
      <style:text-properties style:font-name="Arial" fo:language="en" fo:country="none" style:text-underline-style="solid" style:text-underline-width="auto" style:text-underline-color="font-color" fo:font-weight="bold" style:font-weight-asian="bold" style:font-weight-complex="bold"/>
    </style:style>
    <style:style style:name="T6" style:family="text">
      <style:text-properties style:font-name="Arial" style:text-underline-style="solid" style:text-underline-width="auto" style:text-underline-color="font-color" fo:font-weight="bold" style:font-weight-asian="bold" style:font-weight-complex="bold"/>
    </style:style>
    <style:style style:name="T7" style:family="text">
      <style:text-properties style:font-name="Arial" style:text-underline-style="solid" style:text-underline-width="auto" style:text-underline-color="font-color" fo:font-weight="bold" officeooo:rsid="003f09b9" style:font-weight-asian="bold" style:font-weight-complex="bold"/>
    </style:style>
    <style:style style:name="T8" style:family="text">
      <style:text-properties style:font-name="Arial" style:text-underline-style="none" fo:font-weight="bold" style:font-weight-asian="bold" style:font-weight-complex="bold"/>
    </style:style>
    <style:style style:name="T9" style:family="text">
      <style:text-properties style:font-name="Arial" fo:font-weight="bold" style:font-weight-asian="bold" style:font-weight-complex="bold"/>
    </style:style>
    <style:style style:name="T10" style:family="text">
      <style:text-properties style:font-name="Arial" fo:font-weight="bold" officeooo:rsid="0033ef29" style:font-weight-asian="bold" style:font-weight-complex="bold"/>
    </style:style>
    <style:style style:name="T11" style:family="text">
      <style:text-properties style:font-name="Arial" fo:font-weight="bold" officeooo:rsid="00363bb5" style:font-weight-asian="bold" style:font-weight-complex="bold"/>
    </style:style>
    <style:style style:name="T12" style:family="text">
      <style:text-properties style:font-name="Arial" fo:font-weight="bold" officeooo:rsid="0037c678" style:font-weight-asian="bold" style:font-weight-complex="bold"/>
    </style:style>
    <style:style style:name="T13" style:family="text">
      <style:text-properties style:font-name="Arial" fo:font-weight="bold" officeooo:rsid="0038adff" style:font-weight-asian="bold" style:font-weight-complex="bold"/>
    </style:style>
    <style:style style:name="T14" style:family="text">
      <style:text-properties style:font-name="Arial" fo:font-size="12pt" style:text-underline-style="solid" style:text-underline-width="auto" style:text-underline-color="font-color" fo:font-weight="bold" officeooo:rsid="00269369" style:font-size-asian="12pt" style:font-weight-asian="bold" style:font-size-complex="12pt" style:font-weight-complex="bold"/>
    </style:style>
    <style:style style:name="T15" style:family="text">
      <style:text-properties style:font-name="Arial" fo:font-size="12pt" style:text-underline-style="solid" style:text-underline-width="auto" style:text-underline-color="font-color" fo:font-weight="bold" officeooo:rsid="002e47b8" style:font-size-asian="12pt" style:font-weight-asian="bold" style:font-size-complex="12pt" style:font-weight-complex="bold"/>
    </style:style>
    <style:style style:name="T16" style:family="text">
      <style:text-properties style:font-name="Arial" fo:font-size="12pt" style:text-underline-style="solid" style:text-underline-width="auto" style:text-underline-color="font-color" fo:font-weight="bold" officeooo:rsid="004389a9" style:font-size-asian="12pt" style:font-weight-asian="bold" style:font-size-complex="12pt" style:font-weight-complex="bold"/>
    </style:style>
    <style:style style:name="T17" style:family="text">
      <style:text-properties style:font-name="Arial" fo:font-size="12pt" style:text-underline-style="none" fo:font-weight="bold" officeooo:rsid="003110aa" style:font-size-asian="12pt" style:font-weight-asian="bold" style:font-size-complex="12pt" style:font-weight-complex="bold"/>
    </style:style>
    <style:style style:name="T18" style:family="text">
      <style:text-properties style:font-name="Arial" fo:font-size="12pt" fo:font-weight="bold" officeooo:rsid="0042e990" style:font-size-asian="12pt" style:font-weight-asian="bold" style:font-size-complex="12pt" style:font-weight-complex="bold"/>
    </style:style>
    <style:style style:name="T19" style:family="text">
      <style:text-properties style:font-name="Times New Roman"/>
    </style:style>
    <style:style style:name="T20" style:family="text">
      <style:text-properties style:font-name="Times New Roman" style:text-underline-style="solid" style:text-underline-width="auto" style:text-underline-color="font-color" fo:font-weight="normal" style:font-weight-asian="normal" style:font-weight-complex="normal"/>
    </style:style>
    <style:style style:name="T21" style:family="text">
      <style:text-properties style:font-name="Times New Roman" style:text-underline-style="none" fo:font-weight="normal" style:font-weight-asian="normal" style:font-weight-complex="normal"/>
    </style:style>
    <style:style style:name="T22" style:family="text">
      <style:text-properties style:font-name="Times New Roman" style:text-underline-style="none" fo:font-weight="normal" officeooo:rsid="00144300" style:font-weight-asian="normal" style:font-weight-complex="normal"/>
    </style:style>
    <style:style style:name="T23" style:family="text">
      <style:text-properties style:font-name="Times New Roman" style:text-underline-style="none" fo:font-weight="normal" officeooo:rsid="001b2ea8" style:font-weight-asian="normal" style:font-weight-complex="normal"/>
    </style:style>
    <style:style style:name="T24" style:family="text">
      <style:text-properties style:font-name="Times New Roman" style:text-underline-style="none" fo:font-weight="normal" officeooo:rsid="001eca86" style:font-weight-asian="normal" style:font-weight-complex="normal"/>
    </style:style>
    <style:style style:name="T25" style:family="text">
      <style:text-properties style:font-name="Times New Roman" style:text-underline-style="none" fo:font-weight="normal" officeooo:rsid="003f09b9" style:font-weight-asian="normal" style:font-weight-complex="normal"/>
    </style:style>
    <style:style style:name="T26" style:family="text">
      <style:text-properties style:font-name="Times New Roman" style:text-underline-style="none" fo:font-weight="bold" style:font-weight-asian="bold" style:font-weight-complex="bold"/>
    </style:style>
    <style:style style:name="T27" style:family="text">
      <style:text-properties style:font-name="Times New Roman" fo:font-size="12pt" officeooo:rsid="00269369" style:font-size-asian="12pt" style:font-size-complex="12pt"/>
    </style:style>
    <style:style style:name="T28" style:family="text">
      <style:text-properties style:font-name="Times New Roman" fo:font-size="12pt" officeooo:rsid="00285d54" style:font-size-asian="12pt" style:font-size-complex="12pt"/>
    </style:style>
    <style:style style:name="T29" style:family="text">
      <style:text-properties style:font-name="Times New Roman" fo:font-size="12pt" officeooo:rsid="002bc404" style:font-size-asian="12pt" style:font-size-complex="12pt"/>
    </style:style>
    <style:style style:name="T30" style:family="text">
      <style:text-properties style:font-name="Times New Roman" fo:font-size="12pt" officeooo:rsid="002c694f" style:font-size-asian="12pt" style:font-size-complex="12pt"/>
    </style:style>
    <style:style style:name="T31" style:family="text">
      <style:text-properties style:font-name="Times New Roman" fo:font-size="12pt" officeooo:rsid="0038adff" style:font-size-asian="12pt" style:font-size-complex="12pt"/>
    </style:style>
    <style:style style:name="T32" style:family="text">
      <style:text-properties style:font-name="Times New Roman" fo:font-size="12pt" officeooo:rsid="0040d715" style:font-size-asian="12pt" style:font-size-complex="12pt"/>
    </style:style>
    <style:style style:name="T33" style:family="text">
      <style:text-properties style:font-name="Times New Roman" fo:font-size="12pt" officeooo:rsid="0042e990" style:font-size-asian="12pt" style:font-size-complex="12pt"/>
    </style:style>
    <style:style style:name="T34" style:family="text">
      <style:text-properties style:font-name="Times New Roman" fo:font-size="12pt" officeooo:rsid="004389a9" style:font-size-asian="12pt" style:font-size-complex="12pt"/>
    </style:style>
    <style:style style:name="T35" style:family="text">
      <style:text-properties style:font-name="Times New Roman" fo:font-size="12pt" style:text-underline-style="none" fo:font-weight="normal" officeooo:rsid="003110aa" style:font-size-asian="12pt" style:font-weight-asian="normal" style:font-size-complex="12pt" style:font-weight-complex="normal"/>
    </style:style>
    <style:style style:name="T36" style:family="text">
      <style:text-properties style:font-name="Times New Roman" fo:font-size="12pt" fo:font-weight="normal" officeooo:rsid="0040d715" style:font-size-asian="12pt" style:font-weight-asian="normal" style:font-size-complex="12pt" style:font-weight-complex="normal"/>
    </style:style>
    <style:style style:name="T37" style:family="text">
      <style:text-properties style:font-name="Times New Roman" officeooo:rsid="0032e80e"/>
    </style:style>
    <style:style style:name="T38" style:family="text">
      <style:text-properties style:font-name="Times New Roman" officeooo:rsid="0033ef29"/>
    </style:style>
    <style:style style:name="T39" style:family="text">
      <style:text-properties style:font-name="Times New Roman" officeooo:rsid="0037c678"/>
    </style:style>
    <style:style style:name="T40" style:family="text">
      <style:text-properties style:font-name="Times New Roman" officeooo:rsid="0038adff"/>
    </style:style>
    <style:style style:name="T41" style:family="text">
      <style:text-properties style:font-name="Times New Roman" officeooo:rsid="003a105f"/>
    </style:style>
    <style:style style:name="T42" style:family="text">
      <style:text-properties style:font-name="Times New Roman" officeooo:rsid="0040d715"/>
    </style:style>
    <style:style style:name="T43" style:family="text">
      <style:text-properties style:font-name="Times New Roman" fo:font-weight="normal" style:font-weight-asian="normal" style:font-weight-complex="normal"/>
    </style:style>
    <style:style style:name="T44" style:family="text">
      <style:text-properties style:font-name="Times New Roman" fo:font-weight="normal" officeooo:rsid="0040d715" style:font-weight-asian="normal" style:font-weight-complex="normal"/>
    </style:style>
    <style:style style:name="T45" style:family="text">
      <style:text-properties style:font-name="Times New Roman" officeooo:rsid="0040f479"/>
    </style:style>
    <style:style style:name="T46" style:family="text">
      <style:text-properties style:font-name="DejaVu Sans Mono"/>
    </style:style>
    <style:style style:name="T47" style:family="text">
      <style:text-properties style:font-name="DejaVu Sans Mono" style:text-underline-style="none" fo:font-weight="normal" style:font-weight-asian="normal" style:font-weight-complex="normal"/>
    </style:style>
    <style:style style:name="T48" style:family="text">
      <style:text-properties style:font-name="DejaVu Sans Mono" fo:font-size="12pt" style:font-size-asian="12pt" style:font-size-complex="12pt"/>
    </style:style>
    <style:style style:name="T49" style:family="text">
      <style:text-properties style:font-name="DejaVu Sans Mono" fo:font-size="12pt" officeooo:rsid="00269369" style:font-size-asian="12pt" style:font-size-complex="12pt"/>
    </style:style>
    <style:style style:name="T50" style:family="text">
      <style:text-properties style:font-name="DejaVu Sans Mono" fo:font-size="12pt" officeooo:rsid="00285d54" style:font-size-asian="12pt" style:font-size-complex="12pt"/>
    </style:style>
    <style:style style:name="T51" style:family="text">
      <style:text-properties style:font-name="DejaVu Sans Mono" fo:font-size="12pt" officeooo:rsid="002bc404" style:font-size-asian="12pt" style:font-size-complex="12pt"/>
    </style:style>
    <style:style style:name="T52" style:family="text">
      <style:text-properties style:font-name="DejaVu Sans Mono" fo:font-size="12pt" officeooo:rsid="002c694f" style:font-size-asian="12pt" style:font-size-complex="12pt"/>
    </style:style>
    <style:style style:name="T53" style:family="text">
      <style:text-properties style:font-name="DejaVu Sans Mono" fo:font-size="12pt" officeooo:rsid="0038adff" style:font-size-asian="12pt" style:font-size-complex="12pt"/>
    </style:style>
    <style:style style:name="T54" style:family="text">
      <style:text-properties style:font-name="DejaVu Sans Mono" officeooo:rsid="0033ef29"/>
    </style:style>
    <style:style style:name="T55" style:family="text">
      <style:text-properties style:font-name="DejaVu Sans Mono" officeooo:rsid="0037c678"/>
    </style:style>
    <style:style style:name="T56" style:family="text">
      <style:text-properties officeooo:rsid="001cd6a0"/>
    </style:style>
    <style:style style:name="T57" style:family="text">
      <style:text-properties officeooo:rsid="00204f17"/>
    </style:style>
    <style:style style:name="T58" style:family="text">
      <style:text-properties fo:font-size="12pt" style:font-size-asian="12pt" style:font-size-complex="12pt"/>
    </style:style>
    <style:style style:name="T59" style:family="text">
      <style:text-properties fo:font-size="12pt" officeooo:rsid="0038adff" style:font-size-asian="12pt" style:font-size-complex="12pt"/>
    </style:style>
    <style:style style:name="T60" style:family="text">
      <style:text-properties fo:font-size="12pt" officeooo:rsid="0040d715" style:font-size-asian="12pt" style:font-size-complex="12pt"/>
    </style:style>
    <style:style style:name="T61" style:family="text">
      <style:text-properties fo:font-size="12pt" officeooo:rsid="0042e990" style:font-size-asian="12pt" style:font-size-complex="12pt"/>
    </style:style>
    <style:style style:name="T62" style:family="text">
      <style:text-properties fo:font-size="12pt" style:text-underline-style="none" fo:font-weight="normal" officeooo:rsid="003110aa" style:font-size-asian="12pt" style:font-weight-asian="normal" style:font-size-complex="12pt" style:font-weight-complex="normal"/>
    </style:style>
    <style:style style:name="T63" style:family="text">
      <style:text-properties officeooo:rsid="0022c3af"/>
    </style:style>
    <style:style style:name="T64" style:family="text">
      <style:text-properties officeooo:rsid="0037c678"/>
    </style:style>
    <style:style style:name="T65" style:family="text">
      <style:text-properties officeooo:rsid="0038adff"/>
    </style:style>
    <style:style style:name="T66" style:family="text">
      <style:text-properties officeooo:rsid="0040d715"/>
    </style:style>
    <style:style style:name="T67" style:family="text">
      <style:text-properties fo:font-weight="normal" style:font-weight-asian="normal" style:font-weight-complex="normal"/>
    </style:style>
    <style:style style:name="T68" style:family="text">
      <style:text-properties officeooo:rsid="004193ae"/>
    </style:style>
    <style:style style:name="T69" style:family="text">
      <style:text-properties officeooo:rsid="00453ded"/>
    </style:style>
    <style:style style:name="T70" style:family="text">
      <style:text-properties officeooo:rsid="004890f1"/>
    </style:style>
    <style:style style:name="T71" style:family="text">
      <style:text-properties officeooo:rsid="0049014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text:span text:style-name="ACRONYM"><text:span text:style-name="T4">CREACIÓN</text:span></text:span></text:p>
      <text:p text:style-name="P1"><text:span text:style-name="ACRONYM"><text:span text:style-name="T3"/></text:span></text:p>
      <text:p text:style-name="Standard"><text:span text:style-name="Strong_20_Emphasis"><text:span text:style-name="ACRONYM"><text:span text:style-name="T5">SQL</text:span></text:span></text:span><text:span text:style-name="T6"> (</text:span><text:span text:style-name="T5">Structured Query Language</text:span><text:span text:style-name="T6">)</text:span></text:p>
      <text:p text:style-name="P2"/>
      <text:p text:style-name="Standard"><text:span text:style-name="T21">Es un lenguaje declarativo </text:span><text:span text:style-name="T22">de cuarta generación</text:span><text:span text:style-name="T21">: </text:span><text:span text:style-name="T22">define </text:span><text:span text:style-name="Strong_20_Emphasis"><text:span text:style-name="T21">qué</text:span></text:span><text:span text:style-name="T21"> se desea hacer, y </text:span><text:span text:style-name="Strong_20_Emphasis"><text:span text:style-name="T21">no cómo</text:span></text:span><text:span text:style-name="T21"> hacerlo </text:span><text:span text:style-name="T22">en una base de datos relacional</text:span><text:span text:style-name="T21">. </text:span><text:span text:style-name="T22">Además de consultas permite la definición de la propia estructura de los datos, </text:span>su manipulación, y la especificación de conexiones seguras.</text:p>
      <text:p text:style-name="Standard"/>
      <text:p text:style-name="P18">Elementos y normas del lenguaje</text:p>
      <text:list xml:id="list2849445967" text:style-name="L1">
        <text:list-item>
          <text:p text:style-name="P70"><text:span text:style-name="Strong_20_Emphasis"><text:span text:style-name="T2">COMANDOS</text:span></text:span><text:span text:style-name="T2">: Instrucciones que se pueden crear en SQL. Hay tres grupos: </text:span></text:p>
        </text:list-item>
      </text:list>
      <text:list xml:id="list4198493804" text:style-name="L2">
        <text:list-item>
          <text:list>
            <text:list-item>
              <text:p text:style-name="P77">De definición de datos (DDL, <text:span text:style-name="T1">Data Definition Language</text:span>), que permiten crear y definir nuevas bases de datos, tablas, campos, etc. </text:p>
            </text:list-item>
            <text:list-item>
              <text:p text:style-name="P77">De manipulación de datos (DML, <text:span text:style-name="T1">Data Manipulation Language</text:span>), que permiten generar consultas para ordenar, filtrar y extraer datos de la base de datos. </text:p>
            </text:list-item>
            <text:list-item>
              <text:p text:style-name="P77">De control y seguridad de datos (<text:span text:style-name="ACRONYM"><text:span text:style-name="T1">DCL</text:span></text:span>, <text:span text:style-name="T1">Data Control Language</text:span>), que administran los derechos y restricciones de los usuarios. </text:p>
            </text:list-item>
          </text:list>
        </text:list-item>
        <text:list-item>
          <text:p text:style-name="P77"><text:span text:style-name="Strong_20_Emphasis">CLÁUSULAS: </text:span>Llamadas también condiciones o criterios, son palabras especiales que permiten modificar el funcionamiento de un comando. </text:p>
        </text:list-item>
        <text:list-item>
          <text:p text:style-name="P77"><text:span text:style-name="Strong_20_Emphasis">OPERADORES</text:span>: Permiten crear expresiones complejas. Pueden ser aritméticos (+, -, *, /, ...) o lógicos (&lt; , &gt;, , &lt; &gt;, <text:span text:style-name="T1">And, Or</text:span>, etc.). </text:p>
        </text:list-item>
        <text:list-item>
          <text:p text:style-name="P77"><text:span text:style-name="Strong_20_Emphasis">FUNCIONES: </text:span>Para conseguir valores complejos. Por ejemplo, la función promedio para obtener la media de un salario... </text:p>
        </text:list-item>
        <text:list-item>
          <text:p text:style-name="P76"><text:span text:style-name="Strong_20_Emphasis">LITERALES</text:span>: Les podemos llamar también constantes y serán valores concretos, como por ejemplo un número, una fecha, un conjunto de caracteres, etc. </text:p>
        </text:list-item>
      </text:list>
      <text:p text:style-name="P5">Y tendremos que seguir unas normas sencillas pero primordiales: </text:p>
      <text:list xml:id="list244239986" text:style-name="L3">
        <text:list-item>
          <text:p text:style-name="P78">Todas las instrucciones <text:span text:style-name="Strong_20_Emphasis">terminan con un signo de punto y coma</text:span>. </text:p>
        </text:list-item>
        <text:list-item>
          <text:p text:style-name="P78">No se distingue entre mayúsculas y minúsculas. </text:p>
        </text:list-item>
        <text:list-item>
          <text:p text:style-name="P71">Cualquier comando puede ser partido con saltos de línea o espacios para facilitar su lectura. </text:p>
          <text:p text:style-name="P71"/>
        </text:list-item>
      </text:list>
      <text:p text:style-name="P14">Comandos</text:p>
      <text:p text:style-name="P12"><text:span text:style-name="T20">Comandos DDL</text:span><text:span text:style-name="T21">. Lenguaje de Definición de Datos: </text:span></text:p>
      <text:p text:style-name="P12"><text:span text:style-name="T47">CREATE</text:span><text:span text:style-name="T21"> <text:tab/><text:tab/>Se utiliza para crear nuevas tablas, campos e índices. </text:span></text:p>
      <text:p text:style-name="P12"><text:span text:style-name="T47">DROP</text:span><text:span text:style-name="T21"> <text:tab/><text:tab/><text:tab/>Se utiliza para eliminar tablas e índices. </text:span></text:p>
      <text:p text:style-name="Text_20_body"><text:span text:style-name="T47">ALTER</text:span><text:span text:style-name="T21"> <text:tab/><text:tab/>Se utiliza para modificar tablas. </text:span></text:p>
      <text:p text:style-name="P12"><text:span text:style-name="T20">Comandos DML</text:span><text:span text:style-name="T21">. Languaje de Manipulación de Datos: </text:span></text:p>
      <text:p text:style-name="P12"><text:span text:style-name="T47">SELECT</text:span><text:span text:style-name="T21"> <text:tab/><text:tab/>Se utiliza para consultar filas que satisfagan un criterio determinado. </text:span></text:p>
      <text:p text:style-name="P12"><text:span text:style-name="T47">INSERT</text:span><text:span text:style-name="T21"> <text:tab/><text:tab/>Se utiliza para cargar datos en una única operación. </text:span></text:p>
      <text:p text:style-name="P12"><text:span text:style-name="T47">UPDATE</text:span><text:span text:style-name="T21"> <text:tab/><text:tab/>Se utiliza para modificar valores de campos y filas específicos. </text:span></text:p>
      <text:p text:style-name="Text_20_body"><text:span text:style-name="T47">DELETE</text:span><text:span text:style-name="T21"> <text:tab/><text:tab/>Se utiliza para eliminar filas de una tabla.</text:span></text:p>
      <text:p text:style-name="P12"><text:span text:style-name="T20">Comandos DCL</text:span><text:span text:style-name="T21">. Lenguaje de Control de Datos: </text:span></text:p>
      <text:p text:style-name="Text_20_body"><text:span text:style-name="T47">GRANT</text:span><text:span text:style-name="T21"> <text:tab/><text:tab/>Da permisos a uno o varios usuarios o roles para realizar tareas determinadas. </text:span><text:span text:style-name="T47">REVOKE</text:span><text:span text:style-name="T21"> <text:tab/><text:tab/>Permite eliminar permisos que previamente se han concedido con GRANT.</text:span></text:p>
      <text:p text:style-name="P12"><text:span text:style-name="T8">Cláusulas</text:span><text:span text:style-name="T21"> </text:span></text:p>
      <text:p text:style-name="P12"><text:span text:style-name="T47">FROM</text:span><text:span text:style-name="T21"> <text:tab/><text:tab/><text:tab/>Se utiliza para especificar la tabla de la que se van a seleccionar las filas. </text:span></text:p>
      <text:p text:style-name="P12"><text:span text:style-name="T47">WHERE</text:span><text:span text:style-name="T21"> <text:tab/><text:tab/>Especifica las condiciones que deben reunir las filas que se van a seleccionar. </text:span></text:p>
      <text:p text:style-name="P12"><text:span text:style-name="T47">GROUP BY </text:span><text:span text:style-name="T21"><text:tab/><text:tab/>Se utiliza para separar las filas seleccionadas en grupos específicos. </text:span></text:p>
      <text:p text:style-name="P12"><text:span text:style-name="T47">HAVING</text:span><text:span text:style-name="T21"> <text:tab/><text:tab/>Se utiliza para expresar la condición que debe satisfacer cada grupo. </text:span></text:p>
      <text:p text:style-name="P12"><text:span text:style-name="T47">ORDER BY</text:span><text:span text:style-name="T21"> <text:tab/><text:tab/>Ordena las filas seleccionadas de acuerdo a un orden específico.</text:span></text:p>
      <text:p text:style-name="P14">Operadores</text:p>
      <text:p text:style-name="P4"><text:soft-page-break/>Operadores lógicos</text:p>
      <text:p text:style-name="P12"><text:span text:style-name="T47">AND</text:span><text:span text:style-name="T21"> <text:tab/><text:tab/><text:tab/>Evalúa dos condiciones y devuelve 'verdad' </text:span><text:span text:style-name="T25">(TRUE) </text:span><text:span text:style-name="T21">sólo si ambas son ciertas. </text:span></text:p>
      <text:p text:style-name="P12"><text:span text:style-name="T47">OR</text:span><text:span text:style-name="T21"> <text:tab/><text:tab/><text:tab/>Evalúa dos condiciones y devuelve 'verdad' si alguna de las dos es cierta. </text:span></text:p>
      <text:p text:style-name="Text_20_body"><text:span text:style-name="T47">NOT</text:span><text:span text:style-name="T21"> <text:tab/><text:tab/><text:tab/>Devuelve el valor contrario de la expresión.</text:span></text:p>
      <text:p text:style-name="P6">Operadores de comparación </text:p>
      <text:p text:style-name="P21"><text:span text:style-name="T47">&lt;</text:span><text:span text:style-name="T21"> <text:tab/><text:tab/><text:tab/>Menor que. <text:tab/><text:tab/><text:tab/></text:span><text:span text:style-name="T47">&gt; </text:span><text:span text:style-name="T21"><text:tab/><text:tab/><text:tab/>Mayor que. </text:span></text:p>
      <text:p text:style-name="P21"><text:span text:style-name="T47">&lt;&gt;</text:span><text:span text:style-name="T21"> <text:tab/><text:tab/><text:tab/>Distinto de. <text:tab/><text:tab/><text:tab/></text:span><text:span text:style-name="T47">&lt;= </text:span><text:span text:style-name="T21"><text:tab/><text:tab/><text:tab/>Menor o igual. </text:span></text:p>
      <text:p text:style-name="P21"><text:span text:style-name="T47">&gt;=</text:span><text:span text:style-name="T21"> <text:tab/><text:tab/><text:tab/>Mayor o igual. <text:tab/><text:tab/></text:span><text:span text:style-name="T47">= </text:span><text:span text:style-name="T21"><text:tab/><text:tab/><text:tab/>Igual. </text:span></text:p>
      <text:p text:style-name="P21"><text:span text:style-name="T47">BETWEEN</text:span><text:span text:style-name="T21"> <text:tab/><text:tab/>Se utiliza para especificar un intervalo de valores. </text:span></text:p>
      <text:p text:style-name="P21"><text:span text:style-name="T47">LIKE</text:span><text:span text:style-name="T21"> <text:tab/><text:tab/><text:tab/>Se utiliza para comparar. </text:span></text:p>
      <text:p text:style-name="Text_20_body"><text:span text:style-name="T47">IN </text:span><text:span text:style-name="T21"><text:tab/><text:tab/><text:tab/>Se utiliza para especificar filas de una base de datos.</text:span></text:p>
      <text:p text:style-name="P13">Funciones</text:p>
      <text:p text:style-name="Standard"><text:span text:style-name="T21">Existen muchas funciones </text:span><text:span text:style-name="T23">distintas, aquí hay un ejemplo, f</text:span><text:span text:style-name="T21">unciones de agregado:</text:span></text:p>
      <text:p text:style-name="Standard"><text:span text:style-name="T47">AVG</text:span><text:span text:style-name="T21"> <text:tab/><text:tab/><text:tab/>Calcula el promedio de los valores de un campo determinado. </text:span></text:p>
      <text:p text:style-name="Standard"><text:span text:style-name="T47">COUNT</text:span><text:span text:style-name="T21"> <text:tab/><text:tab/>Devuelve el número de filas de la selección. </text:span></text:p>
      <text:p text:style-name="Standard"><text:span text:style-name="T47">SUM </text:span><text:span text:style-name="T21"><text:tab/><text:tab/><text:tab/>Devuelve la suma de todos los valores de un campo determinado. </text:span></text:p>
      <text:p text:style-name="Standard"><text:span text:style-name="T47">MAX</text:span><text:span text:style-name="T21"> <text:tab/><text:tab/><text:tab/>Devuelve el valor más alto de un campo determinado. </text:span></text:p>
      <text:p text:style-name="Text_20_body"><text:span text:style-name="T47">MIN</text:span><text:span text:style-name="T21"> <text:tab/><text:tab/><text:tab/>Devuelve el valor mínimo de un campo determinado. </text:span></text:p>
      <text:p text:style-name="P7"><text:span text:style-name="T9">Literales</text:span> </text:p>
      <text:p text:style-name="P7"><text:span text:style-name="T46">23/03/97 </text:span><text:tab/><text:tab/>Literal fecha. </text:p>
      <text:p text:style-name="P7"><text:span text:style-name="T46">María</text:span> <text:tab/><text:tab/>Literal caracteres. </text:p>
      <text:p text:style-name="P7"><text:span text:style-name="T46">5</text:span><text:tab/><text:tab/><text:tab/>Literal número.</text:p>
      <text:p text:style-name="P3"/>
      <text:p text:style-name="P17">Lenguaje de descripción de datos (DDL<text:span text:style-name="T56">)</text:span></text:p>
      <text:p text:style-name="Text_20_body"><text:span text:style-name="Strong_20_Emphasis"><text:span text:style-name="T63">U</text:span></text:span><text:span text:style-name="Strong_20_Emphasis">na base de datos es un conjunto de objetos que nos servirán para gestionar los datos</text:span>. Estos objetos están contenidos en esquemas y éstos a su vez suelen estar asociados a un usuario. De ahí que antes dijéramos que cada base de datos tiene un esquema que está asociado a un usuario.</text:p>
      <text:p text:style-name="P8">La primera fase del trabajo con cualquier base de datos comienza con sentencias DDL, puesto que antes de poder almacenar y recuperar información debemos definir las estructuras donde almacenar la información. Las estructuras básicas con las que trabaja SQL son las tablas. </text:p>
      <text:p text:style-name="Text_20_body"><text:span text:style-name="T21">En Oracle, cada usuario de una base de datos tiene un esquema, que tendrá el mismo nombre que el usuario con el que se ha accedido, y sirve para </text:span><text:span text:style-name="T24">crear, manipular y </text:span><text:span text:style-name="T21">almacenar los objetos que posea ese usuario </text:span><text:span text:style-name="T24">(t</text:span>ablas, vistas, índices u otros objetos relacionados<text:span text:style-name="T24">)</text:span><text:span text:style-name="T21">.</text:span></text:p>
      <text:p text:style-name="P22"><text:span text:style-name="T26">Las instrucciones DDL generan acciones que no se pueden deshacer, por eso es conveniente usarlas con precaución y tener copias de seguridad cuando manipulamos la base de datos.</text:span><text:span text:style-name="T21"> </text:span></text:p>
      <text:p text:style-name="P10"/>
      <text:p text:style-name="P16">Creación de BBDD</text:p>
      <text:p text:style-name="P3"><text:span text:style-name="T57">C</text:span>onsiste en crear las tablas que la componen. Aunque antes de ésto tendríamos que definir un espacio de nombres separado para cada conjunto de tablas. Es lo que antes hemos llamado <text:span text:style-name="Strong_20_Emphasis">esquemas</text:span> o <text:span text:style-name="Strong_20_Emphasis">usuarios</text:span>. <text:span text:style-name="Source_20_Text"><text:span text:style-name="T48">CREATE DATABASE NombredemiBasedeDatos;</text:span></text:span></text:p>
      <text:p text:style-name="P3"><text:span text:style-name="Source_20_Text"><text:span text:style-name="T48"/></text:span></text:p>
      <text:p text:style-name="P15">Creación de tablas</text:p>
      <text:p text:style-name="Text_20_body">Los objetos básicos con los que trabaja SQL son las tablas, que como ya sabemos es un conjunto de filas y columnas cuya intersección se llama celda. Es ahí donde se almacenarán los elementos de información, los datos que queremos recoger.</text:p>
      <text:p text:style-name="P9">Antes de crear la tabla es conveniente planificar detalles: Qué nombre daremos a la tabla, qué nombre daremos a cada columna, qué tipo y tamaño de datos vamos a almacenar en cada columna, qué restricciones tenemos sobre los datos y alguna otra información adicional que necesitemos. </text:p>
      <text:p text:style-name="Standard">Y debemos tener en cuenta otras reglas que se deben cumplir para los nombres de las tablas: </text:p>
      <text:list xml:id="list2870936218" text:style-name="L4">
        <text:list-item>
          <text:p text:style-name="P72"><text:soft-page-break/>No podemos tener nombres de tablas duplicados en un mismo esquema (usuario). </text:p>
        </text:list-item>
        <text:list-item>
          <text:p text:style-name="P72">Deben comenzar por un carácter alfabético. </text:p>
        </text:list-item>
        <text:list-item>
          <text:p text:style-name="P72">Su longitud máxima es de 30 caracteres. </text:p>
        </text:list-item>
        <text:list-item>
          <text:p text:style-name="P72">Solo se permiten letras del alfabeto inglés, dígitos o el signo de guión bajo. </text:p>
        </text:list-item>
        <text:list-item>
          <text:p text:style-name="P72">No puede coincidir con las palabras reservadas de SQL.</text:p>
        </text:list-item>
        <text:list-item>
          <text:p text:style-name="P72">No se distingue entre mayúsculas y minúsculas. </text:p>
        </text:list-item>
        <text:list-item>
          <text:p text:style-name="P79">En el caso de que el nombre tenga espacios en blanco o caracteres nacionales (permitido sólo en algunas bases de datos), entonces se suele entrecomillar con comillas dobles. En el estándar SQL99 (respetado por Oracle) se pueden utilizar comillas dobles al poner el nombre de la tabla a fin de hacerla sensible a las mayúsculas (se diferenciará entre "USUARIOS"y "Usuarios").</text:p>
        </text:list-item>
      </text:list>
      <text:p text:style-name="P34">CREATE TABLE [esquema.] nombredeTabla ( </text:p>
      <text:p text:style-name="P35"><text:tab/> <text:s text:c="3"/>columna1 Tipo_Dato, </text:p>
      <text:p text:style-name="P35"><text:tab/> <text:s text:c="3"/>columna2 Tipo_Dato, </text:p>
      <text:p text:style-name="P35"><text:tab/> <text:s text:c="3"/>... </text:p>
      <text:p text:style-name="P33"><text:s text:c="4"/>columnaN Tipo_Dato );</text:p>
      <text:p text:style-name="P11">Columna1, columna2, ..., columnaN son los nombres de las columna que contendrá la tabla. </text:p>
      <text:p text:style-name="Text_20_body"><text:span text:style-name="T19">Tipo_Dato indica el tipo de dato de cada columna</text:span>. </text:p>
      <text:p text:style-name="Standard"><text:span text:style-name="Source_20_Text"><text:span text:style-name="T58"><text:tab/>CREATE TABLE USUARIOS (Nombre VARCHAR(25));</text:span></text:span></text:p>
      <text:p text:style-name="Standard"><text:span text:style-name="Source_20_Text"><text:span text:style-name="T58"/></text:span></text:p>
      <text:p text:style-name="P23"><text:span text:style-name="Source_20_Text"><text:span text:style-name="T14">Tipos de datos en Oracle</text:span></text:span></text:p>
      <text:p text:style-name="P23"><text:span text:style-name="Source_20_Text"><text:span text:style-name="T27"><text:s/></text:span></text:span><text:span text:style-name="Source_20_Text"><text:span text:style-name="T49">CHAR<text:tab/><text:tab/></text:span></text:span><text:span text:style-name="Source_20_Text"><text:span text:style-name="T27">Cadena de caracteres (alfanuméricos) de longitud fija. </text:span></text:span></text:p>
      <text:p text:style-name="P24"><text:span text:style-name="Source_20_Text"><text:span text:style-name="T27">Entre 1 y 2000 bytes como máximo. Aunque se introduzca un valor más corto que el indicado en el tamaño, se rellenará al tamaño indicado. Es de longitud fija, siempre ocupará lo mismo, independientemente del valor que contenga .</text:span></text:span></text:p>
      <text:p text:style-name="P23"><text:span text:style-name="Source_20_Text"><text:span text:style-name="T49">VARCHAR2</text:span></text:span><text:span text:style-name="Source_20_Text"><text:span text:style-name="T27"> <text:tab/>Cadena de caracteres de longitud variable. Entre 1 y 4000 bytes máximo.</text:span></text:span></text:p>
      <text:p text:style-name="P24"><text:span text:style-name="Source_20_Text"><text:span text:style-name="T27">El tamaño del campo dependerá del valor que contenga, es de longitud variable. </text:span></text:span></text:p>
      <text:p text:style-name="P23"><text:span text:style-name="Source_20_Text"><text:span text:style-name="T49">VARCHAR</text:span></text:span><text:span text:style-name="Source_20_Text"><text:span text:style-name="T27"> <text:tab/>Cadena de caracteres de longitud variable. En desuso, se utiliza VARCHAR2. </text:span></text:span></text:p>
      <text:p text:style-name="P23"><text:span text:style-name="Source_20_Text"><text:span text:style-name="T49">NCHAR</text:span></text:span><text:span text:style-name="Source_20_Text"><text:span text:style-name="T27"> <text:tab/>Cadena de caracteres de longitud fija que sólo almacena caracteres Unicode.<text:tab/> </text:span></text:span></text:p>
      <text:p text:style-name="P24"><text:span text:style-name="Source_20_Text"><text:span text:style-name="T27">Entre 1 y 2000 bytes como máximo. El juego de caracteres del tipo de datos (datatype) NCHAR sólo puede ser AL16UTF16 ó UTF8. El juego de caracteres se especifica cuando se crea la base de datos Oracle </text:span></text:span></text:p>
      <text:p text:style-name="P23"><text:span text:style-name="Source_20_Text"><text:span text:style-name="T49">NVARCHAR2</text:span></text:span><text:span text:style-name="Source_20_Text"><text:span text:style-name="T27"> <text:tab/>Cadena de caracteres de longitud variable que sólo almacena caracteres Unicode <text:tab/> </text:span></text:span></text:p>
      <text:p text:style-name="P24"><text:span text:style-name="Source_20_Text"><text:span text:style-name="T27">Entre 1 y 4000 bytes como máximo. El juego de caracteres del tipo de datos (datatype) NCHAR sólo puede ser AL16UTF16 ó UTF8. El juego de caracteres se especifica cuando se crea la base de datos Oracle </text:span></text:span></text:p>
      <text:p text:style-name="P23"><text:span text:style-name="Source_20_Text"><text:span text:style-name="T49">LONG<text:tab/><text:tab/></text:span></text:span><text:span text:style-name="Source_20_Text"><text:span text:style-name="T27">Cadena de caracteres de longitud variable <text:tab/> </text:span></text:span></text:p>
      <text:p text:style-name="P24"><text:span text:style-name="Source_20_Text"><text:span text:style-name="T27">Como máximo admite hasta 2 GB (2000 MB). Los datos LONG deberán ser convertidos apropiadamente al moverse entre diversos sistemas. </text:span></text:span></text:p>
      <text:p text:style-name="P24"><text:span text:style-name="Source_20_Text"><text:span text:style-name="T27">Este tipo de datos está obsoleto (en desuso), en su lugar se utilizan los datos de tipo LOB (CLOB, NCLOB). Oracle recomienda que se convierta el tipo de datos LONG a alguno LOB si aún se está utilizando. No se puede utilizar en claúsulas WHERE, GROUP BY, ORDER BY, CONNECT BY ni DISTINCT . Una tabla sólo puede contener una columna de tipo LONG. Sólo soporta acceso secuencial. </text:span></text:span></text:p>
      <text:p text:style-name="P23"><text:span text:style-name="Source_20_Text"><text:span text:style-name="T49">LONG RAW</text:span></text:span><text:span text:style-name="Source_20_Text"><text:span text:style-name="T27"> <text:tab/>Almacenan cadenas binarias de ancho variable. Hasta 2 GB. </text:span></text:span></text:p>
      <text:p text:style-name="P24"><text:span text:style-name="Source_20_Text"><text:span text:style-name="T27">En desuso, se sustituye por los tipos LOB. </text:span></text:span></text:p>
      <text:p text:style-name="P23"><text:span text:style-name="Source_20_Text"><text:span text:style-name="T49">RAW</text:span></text:span><text:span text:style-name="Source_20_Text"><text:span text:style-name="T27"><text:tab/><text:tab/>Almacenan cadenas binarias de ancho variable. . Hasta 32767 bytes.</text:span></text:span></text:p>
      <text:p text:style-name="P32"><text:span text:style-name="Source_20_Text"><text:span text:style-name="T27"><text:tab/><text:tab/>En desuso, se sustituye por los tipos LOB. </text:span></text:span></text:p>
      <text:p text:style-name="P32"><text:span text:style-name="Source_20_Text"><text:span text:style-name="T49">LOB (BLOG, CLOB, NCLOB, BFILE)</text:span></text:span></text:p>
      <text:p text:style-name="P24"><text:span text:style-name="Source_20_Text"><text:span text:style-name="T27">Permiten almacenar y manipular bloques grandes de datos no estructurados (tales como texto, imágenes, v</text:span></text:span><text:span text:style-name="Source_20_Text"><text:span text:style-name="T28">í</text:span></text:span><text:span text:style-name="Source_20_Text"><text:span text:style-name="T27">deos, sonidos, etc) en formato binario o del carácter <text:tab/> </text:span></text:span></text:p>
      <text:p text:style-name="P26"><text:soft-page-break/><text:span text:style-name="Source_20_Text"><text:span text:style-name="T27">Admiten hasta 8 terabytes (8000 GB). Soportan acceso aleatorio.</text:span></text:span></text:p>
      <text:p text:style-name="P24"><text:span text:style-name="Source_20_Text"><text:span text:style-name="T27">Una tabla puede contener varias columnas de tipo LOB. </text:span></text:span></text:p>
      <text:p text:style-name="P24"><text:span text:style-name="Source_20_Text"><text:span text:style-name="T27">Las tablas con columnas de tipo LOB no pueden ser replicadas. </text:span></text:span></text:p>
      <text:p text:style-name="P23"><text:span text:style-name="Source_20_Text"><text:span text:style-name="T49">BLOB</text:span></text:span><text:span text:style-name="Source_20_Text"><text:span text:style-name="T27"><text:tab/><text:tab/>Permite almacenar datos binarios no estructurados <text:tab/>Admiten hasta 8 terabytes. </text:span></text:span></text:p>
      <text:p text:style-name="P23"><text:span text:style-name="Source_20_Text"><text:span text:style-name="T49">CLOB</text:span></text:span><text:span text:style-name="Source_20_Text"><text:span text:style-name="T27"><text:tab/><text:tab/>Almacena datos de tipo carácter. Admiten hasta 8 terabytes .</text:span></text:span></text:p>
      <text:p text:style-name="P23"><text:span text:style-name="Source_20_Text"><text:span text:style-name="T49">NCLOB</text:span></text:span><text:span text:style-name="Source_20_Text"><text:span text:style-name="T27"><text:tab/>Almacena datos de tipo carácter. Admiten hasta 8 terabytes. </text:span></text:span></text:p>
      <text:p text:style-name="P24"><text:span text:style-name="Source_20_Text"><text:span text:style-name="T27">Guarda los datos según el juego de caracteres Unicode nacional. </text:span></text:span></text:p>
      <text:p text:style-name="P25"><text:span text:style-name="Source_20_Text"><text:span text:style-name="T49">BFILE</text:span></text:span><text:span text:style-name="Source_20_Text"><text:span text:style-name="T27"> <text:tab/>Almacena datos binarios no estructurados en archivos del sistema operativo,</text:span></text:span></text:p>
      <text:p text:style-name="P26"><text:span text:style-name="Source_20_Text"><text:span text:style-name="T27">fuera de la base de datos. Una columna BFILE almacena un localizador del archivo a uno externo que contiene los datos . Admiten hasta 8 terabytes. </text:span></text:span></text:p>
      <text:p text:style-name="P24"><text:span text:style-name="Source_20_Text"><text:span text:style-name="T27">El administrador de la base de datos debe asegurarse de que exista el archivo en disco y de que los procesos de Oracle tengan permisos de lectura para el archivo. </text:span></text:span></text:p>
      <text:p text:style-name="P23"><text:span text:style-name="Source_20_Text"><text:span text:style-name="T49">ROWID</text:span></text:span><text:span text:style-name="Source_20_Text"><text:span text:style-name="T27"> <text:tab/>Almacenar la dirección única de cada fila de la tabla de la base de datos <text:tab/> </text:span></text:span></text:p>
      <text:p text:style-name="P24"><text:span text:style-name="Source_20_Text"><text:span text:style-name="T27">ROWID físico almacena la dirección de fila en las tablas, las tablas en clúster, los índices, excepto en las índices-organizados (IOT). </text:span></text:span></text:p>
      <text:p text:style-name="P24"><text:span text:style-name="Source_20_Text"><text:span text:style-name="T27">ROWID lógico almacena la dirección de fila en tablas de índice-organizado (IOT). </text:span></text:span></text:p>
      <text:p text:style-name="P24"><text:span text:style-name="Source_20_Text"><text:span text:style-name="T27">Un ejemplo del valor de un campo ROWID podría ser: "AAAIugAAJAAC4AhAAI". El formato es el siguiente: Para "OOOOOOFFFBBBBBBRRR", donde: </text:span></text:span></text:p>
      <text:p text:style-name="P24"><text:span text:style-name="Source_20_Text"><text:span text:style-name="T27">OOOOOO: segmento de la base de datos (AAAIug en el ejemplo). Todos los objetos que estén en el mismo esquema y en el mismo segmento tendrán el mismo valor. </text:span></text:span></text:p>
      <text:p text:style-name="P24"><text:span text:style-name="Source_20_Text"><text:span text:style-name="T27">FFF: el número de fichero del tablespace relativo que contiene la fila (fichero AAJ en el ejemplo). BBBBBB: el bloque de datos que contiene a la fila (bloque AAC4Ah en el ejemplo). El número de bloque es relativo a su fichero de datos, no al tablespace. Por lo tanto, dos filas con números de bloque iguales podrían residir en diferentes datafiles del mismo tablespace. RRR: el número de fila en el bloque (fila AAI). </text:span></text:span></text:p>
      <text:p text:style-name="P24"><text:span text:style-name="Source_20_Text"><text:span text:style-name="T27">Este tipo de campo no aparece en los SELECT ni se puede modificar en los UPDATE, ni en los INSERT. Tampoco se puede utilizar en los CREATE. Es un tipo de datos utilizado exclusivamente por Oracle. Sólo se puede ver su valor utilizando la palabra reservada ROWID, por ejemplo: </text:span></text:span></text:p>
      <text:p text:style-name="P24"><text:span text:style-name="Source_20_Text"><text:span text:style-name="T29">SELECT</text:span></text:span><text:span text:style-name="Source_20_Text"><text:span text:style-name="T49"> rowid, nombre, apellidos </text:span></text:span><text:span text:style-name="Source_20_Text"><text:span text:style-name="T51">FROM</text:span></text:span><text:span text:style-name="Source_20_Text"><text:span text:style-name="T49"> clientes ... </text:span></text:span></text:p>
      <text:p text:style-name="P24"><text:span text:style-name="Source_20_Text"><text:span text:style-name="T27">Ejemplo 2: </text:span></text:span><text:span text:style-name="Source_20_Text"><text:span text:style-name="T49">SELECT ROWID, SUBSTR(ROWID,15,4) "Fichero", SUBSTR(ROWID,1,8) "Bloque", </text:span></text:span></text:p>
      <text:p text:style-name="P24"><text:span text:style-name="Source_20_Text"><text:span text:style-name="T49">SUBSTR(ROWID,10,4) "Fila" FROM proveedores ...</text:span></text:span></text:p>
      <text:p text:style-name="P24"><text:span text:style-name="Source_20_Text"><text:span text:style-name="T27">Ejemplo 3: una forma de saber en cuántos ficheros de datos está alojada una tabla: </text:span></text:span></text:p>
      <text:p text:style-name="P24"><text:span text:style-name="Source_20_Text"><text:span text:style-name="T49">SELECT COUNT(DISTINCT(SUBSTR(ROWID,7,3))) "Numero ficheros" FROM facturaci</text:span></text:span><text:span text:style-name="Source_20_Text"><text:span text:style-name="T50">on ...</text:span></text:span></text:p>
      <text:p text:style-name="P27"><text:span text:style-name="Source_20_Text"><text:span text:style-name="T49">UROWID</text:span></text:span><text:span text:style-name="Source_20_Text"><text:span text:style-name="T27"> <text:tab/>ROWID universal <text:s/>Admite ROWID a tablas que no sean de Oracle, tablas externas.</text:span></text:span></text:p>
      <text:p text:style-name="P27"><text:span text:style-name="Source_20_Text"><text:span text:style-name="T27"><text:tab/><text:tab/>Admite tanto ROWID lógicos como físicos. </text:span></text:span></text:p>
      <text:p text:style-name="P23"><text:span text:style-name="Source_20_Text"><text:span text:style-name="T49">NUMBER</text:span></text:span><text:span text:style-name="Source_20_Text"><text:span text:style-name="T27"> <text:tab/>Almacena números fijos y en punto flotante <text:tab/> </text:span></text:span></text:p>
      <text:p text:style-name="P24"><text:span text:style-name="Source_20_Text"><text:span text:style-name="T27">Se admiten hasta 38 dígitos de precisión y son portables a cualquier entre los diversos sistemas en que funcione Oracle. Para declarar un tipo de datos NUMBER en un CREATE </text:span></text:span><text:span text:style-name="Source_20_Text"><text:span text:style-name="T28">o</text:span></text:span><text:span text:style-name="Source_20_Text"><text:span text:style-name="T27"> UPDATE es suficiente con: nombre_columna NUMBER </text:span></text:span></text:p>
      <text:p text:style-name="P24"><text:span text:style-name="Source_20_Text"><text:span text:style-name="T27">opcionalmente se le puede indicar la precisión (número total de dígitos) y la escala (número de dígitos a la derecha de la coma, decimales, los cogerá de la precisión indicada): nombre_columna NUMBER (precision, escala) . Si no se indica la precisión se tomará en función del número a guardar, si no se indica la escala se tomará escala cero. Para no indicar la precisión y sí la escala podemos utilizar: </text:span></text:span></text:p>
      <text:p text:style-name="P24"><text:span text:style-name="Source_20_Text"><text:span text:style-name="T27">nombre_columna NUMBER (*, escala) . Para introducir números que no estén el el formato estándar de Oracle se puede utilizar la función TO_NUMBER. </text:span></text:span></text:p>
      <text:p text:style-name="P25"><text:span text:style-name="Source_20_Text"><text:span text:style-name="T49">FLOAT</text:span></text:span><text:span text:style-name="Source_20_Text"><text:span text:style-name="T27"> <text:tab/>Almacena tipos de datos numéricos en punto flotante.</text:span></text:span></text:p>
      <text:p text:style-name="P25"><text:span text:style-name="Source_20_Text"><text:span text:style-name="T27"><text:tab/><text:tab/>Es un tipo NUMBER que sólo almacena números en punto flotante </text:span></text:span></text:p>
      <text:p text:style-name="P23"><text:span text:style-name="Source_20_Text"><text:span text:style-name="T49">DATE</text:span></text:span><text:span text:style-name="Source_20_Text"><text:span text:style-name="T27"><text:tab/><text:tab/>Almacena un punto en el tiempo (fecha y hora) <text:tab/> </text:span></text:span></text:p>
      <text:p text:style-name="P24"><text:soft-page-break/><text:span text:style-name="Source_20_Text"><text:span text:style-name="T27">El tipo de datos DATE almacena el año (incluyendo el siglo), el mes, el día, las horas, los minutos y los segundos (después de medianoche). </text:span></text:span></text:p>
      <text:p text:style-name="P24"><text:span text:style-name="Source_20_Text"><text:span text:style-name="T27">Oracle utiliza su propio formato interno para almacenar fechas. </text:span></text:span></text:p>
      <text:p text:style-name="P24"><text:span text:style-name="Source_20_Text"><text:span text:style-name="T27">Los tipos de datos DATE se almacenan en campos de longitud fija de siete octetos cada uno, correspondiendo al siglo, año, mes, día, hora, minuto, y al segundo. </text:span></text:span></text:p>
      <text:p text:style-name="P24"><text:span text:style-name="Source_20_Text"><text:span text:style-name="T27">Para entrada/salida de fechas, Oracle utiliza por defecto el formato DD-MMM-AA. </text:span></text:span><text:span text:style-name="Source_20_Text"><text:span text:style-name="T28">P</text:span></text:span><text:span text:style-name="Source_20_Text"><text:span text:style-name="T27">ara cambiar este formato de fecha por defecto se utiliza el parámetro NLS_DATE_FORMAT. </text:span></text:span></text:p>
      <text:p text:style-name="P24"><text:span text:style-name="Source_20_Text"><text:span text:style-name="T27">Para insertar fechas que no estén en el mismo formato de fecha estándar de Oracle, se puede utilizar la función TO_DATE con una máscara del formato: TO_DATE (el “13 de noviembre de 1992”, “DD del MES, YYYY”) </text:span></text:span></text:p>
      <text:p text:style-name="P23"><text:span text:style-name="Source_20_Text"><text:span text:style-name="T49">TIMESTAMP</text:span></text:span><text:span text:style-name="Source_20_Text"><text:span text:style-name="T27"><text:tab/>Almacena datos de tipo hora, fraccionando los segundos <text:tab/> </text:span></text:span></text:p>
      <text:p text:style-name="P25"><text:span text:style-name="Source_20_Text"><text:span text:style-name="T49">TIMESTAMP WITH TIME ZONE</text:span></text:span><text:span text:style-name="Source_20_Text"><text:span text:style-name="T27"> <text:tab/>Almacena datos de tipo hora incluyendo la zona horaria</text:span></text:span></text:p>
      <text:p text:style-name="P25"><text:span text:style-name="Source_20_Text"><text:span text:style-name="T27"><text:tab/><text:tab/>(explícita), fraccionando los segundos <text:tab/> </text:span></text:span></text:p>
      <text:p text:style-name="P28"><text:span text:style-name="Source_20_Text"><text:span text:style-name="T49">TIMESTAMP WITH LOCAL TIME ZONE</text:span></text:span><text:span text:style-name="Source_20_Text"><text:span text:style-name="T27"> Almacena datos de tipo hora incluyendo la zona</text:span></text:span></text:p>
      <text:p text:style-name="P28"><text:span text:style-name="Source_20_Text"><text:span text:style-name="T27"><text:tab/><text:tab/>horaria local (relativa), fraccionando los segundos. Cuando se usa un SELECT para</text:span></text:span></text:p>
      <text:p text:style-name="P29"><text:span text:style-name="Source_20_Text"><text:span text:style-name="T27">mostrar los datos de este tipo, el valor de la hora será ajustado a la zona horaria de la sesión actual </text:span></text:span></text:p>
      <text:p text:style-name="P28"><text:span text:style-name="Source_20_Text"><text:span text:style-name="T49">XMLType</text:span></text:span><text:span text:style-name="Source_20_Text"><text:span text:style-name="T27"> <text:tab/>Tipo de datos abstracto. En realidad se trata de un CLOB.</text:span></text:span></text:p>
      <text:p text:style-name="P29"><text:span text:style-name="Source_20_Text"><text:span text:style-name="T27">Se asocia a un esquema XML para la definición de su estructura.</text:span></text:span></text:p>
      <text:p text:style-name="P30"><text:span text:style-name="Source_20_Text"><text:span text:style-name="T27"/></text:span></text:p>
      <text:p text:style-name="Text_20_body"><text:span text:style-name="Source_20_Text"><text:span text:style-name="T15">Restricciones</text:span></text:span></text:p>
      <text:p text:style-name="P31"><text:span text:style-name="Source_20_Text"><text:span text:style-name="T27">Una </text:span></text:span><text:span text:style-name="Source_20_Text"><text:span text:style-name="Strong_20_Emphasis"><text:span text:style-name="T27">restricción</text:span></text:span></text:span><text:span text:style-name="Source_20_Text"><text:span text:style-name="T27"> es una condición que una o varias columnas deben cumplir obligatoriamente.</text:span></text:span></text:p>
      <text:p text:style-name="P46"><text:span text:style-name="Source_20_Text"><text:span text:style-name="T52">CREATE TABLE NOMBRETABLA ( </text:span></text:span></text:p>
      <text:p text:style-name="P46"><text:span text:style-name="Source_20_Text"><text:span text:style-name="T52"><text:s text:c="5"/>Columna1 Tipo_Dato </text:span></text:span></text:p>
      <text:p text:style-name="P46"><text:span text:style-name="Source_20_Text"><text:span text:style-name="T52"><text:s text:c="10"/>[CONSTRAINT nombredelarestricción] </text:span></text:span></text:p>
      <text:p text:style-name="P46"><text:span text:style-name="Source_20_Text"><text:span text:style-name="T52"><text:s text:c="10"/>[NOT NULL] </text:span></text:span></text:p>
      <text:p text:style-name="P46"><text:span text:style-name="Source_20_Text"><text:span text:style-name="T52"><text:s text:c="10"/>[UNIQUE] </text:span></text:span></text:p>
      <text:p text:style-name="P46"><text:span text:style-name="Source_20_Text"><text:span text:style-name="T52"><text:s text:c="10"/>[PRIMARY KEY] </text:span></text:span></text:p>
      <text:p text:style-name="P46"><text:span text:style-name="Source_20_Text"><text:span text:style-name="T52"><text:s text:c="10"/>[FOREIGN KEY] </text:span></text:span></text:p>
      <text:p text:style-name="P46"><text:span text:style-name="Source_20_Text"><text:span text:style-name="T52"><text:s text:c="10"/>[DEFAULT valor] </text:span></text:span></text:p>
      <text:p text:style-name="P46"><text:span text:style-name="Source_20_Text"><text:span text:style-name="T52"><text:s text:c="10"/>[REFERENCES nombreTabla [(columna [, columna ])] </text:span></text:span></text:p>
      <text:p text:style-name="P46"><text:span text:style-name="Source_20_Text"><text:span text:style-name="T52"><text:s text:c="10"/>[ON DELETE CASCADE]] </text:span></text:span></text:p>
      <text:p text:style-name="P46"><text:span text:style-name="Source_20_Text"><text:span text:style-name="T52"><text:s text:c="10"/>[CHECK condición], </text:span></text:span></text:p>
      <text:p text:style-name="P46"><text:span text:style-name="Source_20_Text"><text:span text:style-name="T52"><text:s text:c="5"/>Columna2 Tipo_Dato </text:span></text:span></text:p>
      <text:p text:style-name="P46"><text:span text:style-name="Source_20_Text"><text:span text:style-name="T52"><text:s text:c="10"/>...); </text:span></text:span></text:p>
      <text:p text:style-name="P46"><text:span text:style-name="Source_20_Text"><text:span text:style-name="T30">Ejemplos :</text:span></text:span></text:p>
      <text:p text:style-name="P45"><text:span text:style-name="Source_20_Text"><text:span text:style-name="T52">CREATE TABLE USUARIOS ( </text:span></text:span></text:p>
      <text:p text:style-name="P45"><text:span text:style-name="Source_20_Text"><text:span text:style-name="T52"><text:s text:c="4"/>Login VARCHAR(15) CONSTRAINT usu_log_PK PRIMARY KEY, </text:span></text:span></text:p>
      <text:p text:style-name="P45"><text:span text:style-name="Source_20_Text"><text:span text:style-name="T52"><text:s text:c="4"/>Password VARCHAR (8) NOT NULL, </text:span></text:span></text:p>
      <text:p text:style-name="P43"><text:span text:style-name="Source_20_Text"><text:span text:style-name="T52"><text:s text:c="4"/>Fecha_Ingreso DATE DEFAULT SYSDATE); </text:span></text:span></text:p>
      <text:p text:style-name="P45"><text:span text:style-name="Source_20_Text"><text:span text:style-name="T52">CREATE TABLE USUARIOS ( </text:span></text:span></text:p>
      <text:p text:style-name="P45"><text:span text:style-name="Source_20_Text"><text:span text:style-name="T52"><text:s text:c="4"/>Login VARCHAR2 (25), </text:span></text:span></text:p>
      <text:p text:style-name="P45"><text:span text:style-name="Source_20_Text"><text:span text:style-name="T52"><text:s text:c="4"/>Correo VARCHAR2 (25), </text:span></text:span></text:p>
      <text:p text:style-name="Text_20_body"><text:span text:style-name="Source_20_Text"><text:span text:style-name="T52"><text:s text:c="9"/>CONSTRAINT Usuario_UK UNIQUE (Login, Correo)); </text:span></text:span></text:p>
      <text:p text:style-name="Text_20_body"><text:span text:style-name="Source_20_Text"><text:span text:style-name="T30">Otra opción es definir las columnas de la tabla y después especificar las restricciones, de este modo podrás referir varias columnas en una única restricción.</text:span></text:span></text:p>
      <text:p text:style-name="P55"><text:span text:style-name="Source_20_Text"><text:span text:style-name="T30">Cada restricción que creemos llevará un nombre, si no se lo ponemos nosotros lo hará Oracle o el SGBD que estemos utilizando.</text:span></text:span></text:p>
      <text:p text:style-name="P55"><text:span text:style-name="Source_20_Text"><text:span text:style-name="T30">Es conveniente que le pongamos un nombre que nos ayude a identificarla y que sea único para cada </text:span></text:span><text:soft-page-break/><text:span text:style-name="Source_20_Text"><text:span text:style-name="T30">esquema (usuario). Es buena idea incluir de algún modo el nombre de la tabla, los campos involucrados y el tipo de restricción en el nombre de la misma. Oracle nos aconseja la siguiente regla a la hora de poner nombre a las restricciones: Tres letras para el nombre de la tabla, carácter de subrayado, tres letras con la columna afectada por la restricción, carácter de subrayado y dos letras con la abreviatura del tipo de restricción:</text:span></text:span></text:p>
      <text:p text:style-name="P46"><text:span text:style-name="Source_20_Text"><text:span text:style-name="T52">PK = Primary Key<text:tab/><text:tab/>FK = Foreign Key<text:tab/><text:tab/>NN = Not Null </text:span></text:span></text:p>
      <text:p text:style-name="P46"><text:span text:style-name="Source_20_Text"><text:span text:style-name="T52">UK = Unique <text:tab/><text:tab/><text:tab/>CK = Check (validación)</text:span></text:span></text:p>
      <text:p text:style-name="P46"><text:span text:style-name="Source_20_Text"><text:span text:style-name="T52"/></text:span></text:p>
      <text:p text:style-name="P56"><text:span text:style-name="Source_20_Text"><text:span text:style-name="T17">Restricción NOT NULL</text:span></text:span></text:p>
      <text:p text:style-name="P56"><text:span text:style-name="Source_20_Text"><text:span text:style-name="T35">Con esta restricción obligaremos a que esa columna tenga un valor o lo que es lo mismo, prohíbe los valores nulos para una columna en una determinada tabla.</text:span></text:span></text:p>
      <text:p text:style-name="P42"><text:span text:style-name="Source_20_Text"><text:span text:style-name="T62">CREATE TABLE USUARIOS (</text:span></text:span></text:p>
      <text:p text:style-name="P42"><text:span text:style-name="Source_20_Text"><text:s text:c="4"/>F_Nacimiento DATE</text:span></text:p>
      <text:p text:style-name="P42"><text:span text:style-name="Source_20_Text"><text:s text:c="4"/>CONSTRAINT Usu_Fnac_NN NOT NULL);</text:span></text:p>
      <text:p text:style-name="P42"><text:span text:style-name="Source_20_Text"><text:span text:style-name="T62"><text:s/>CREATE TABLE USUARIOS (</text:span></text:span></text:p>
      <text:p text:style-name="P42"><text:span text:style-name="Source_20_Text"><text:s text:c="4"/>F_Nacimiento DATE NOT NULL);</text:span></text:p>
      <text:p text:style-name="P57">Debemos tener cuidado con los valores nulos en las operaciones, ya que 1*NULL es igual a NULL.</text:p>
      <text:p text:style-name="P57"/>
      <text:p text:style-name="P20">Restricción UNIQUE</text:p>
      <text:p text:style-name="P58">Habrá ocasiones en la que nos interese que no se puedan repetir valores en la columna, en estos casos utilizaremos la restricción <text:span text:style-name="Source_20_Text">UNIQUE</text:span>. Oracle crea un índice automáticamente cuando se habilita esta restricción y lo borra al deshabilitarla.</text:p>
      <text:p text:style-name="P42"><text:span text:style-name="Source_20_Text">CREATE TABLE USUARIOS (</text:span></text:p>
      <text:p text:style-name="P42"><text:span text:style-name="Source_20_Text"><text:s text:c="4"/>Login VARCHAR2 (25)</text:span></text:p>
      <text:p text:style-name="Text_20_body"><text:span text:style-name="Source_20_Text"><text:s text:c="9"/>CONSTRAINT Usu_Log_UK UNIQUE);</text:span></text:p>
      <text:p text:style-name="P42"><text:span text:style-name="Source_20_Text">CREATE TABLE USUARIOS (</text:span></text:p>
      <text:p text:style-name="P42"><text:span text:style-name="Source_20_Text"><text:s text:c="4"/>Login VARCHAR2 (25) UNIQUE);</text:span></text:p>
      <text:p text:style-name="P53"><text:span text:style-name="Source_20_Text"><text:span text:style-name="T19">También podemos poner esta restricción a varios campos a la vez:</text:span></text:span></text:p>
      <text:p text:style-name="P42"><text:span text:style-name="Source_20_Text">CREATE TABLE USUARIOS (</text:span></text:p>
      <text:p text:style-name="P42"><text:span text:style-name="Source_20_Text"><text:s text:c="4"/>Login VARCHAR2 (25),</text:span></text:p>
      <text:p text:style-name="P42"><text:span text:style-name="Source_20_Text"><text:s text:c="4"/>Correo VARCHAR2 (25),</text:span></text:p>
      <text:p text:style-name="P42"><text:span text:style-name="Source_20_Text"><text:s text:c="4"/>CONSTRAINT Usuario_UK UNIQUE (Login, Correo));</text:span></text:p>
      <text:p text:style-name="P53"><text:span text:style-name="Source_20_Text"><text:span text:style-name="T37">D</text:span></text:span><text:span text:style-name="Source_20_Text"><text:span text:style-name="T19">etrás del tipo de datos de Correo hay una coma, eso es así porque la restricción es independiente de ese campo y común a varios. Por eso después de </text:span></text:span><text:span text:style-name="Source_20_Text">UNIQUE</text:span><text:span text:style-name="Source_20_Text"><text:span text:style-name="T19"> </text:span></text:span><text:span text:style-name="Source_20_Text"><text:span text:style-name="T37">ponemos</text:span></text:span><text:span text:style-name="Source_20_Text"><text:span text:style-name="T19"> entre paréntesis los nombres de los campos a los que afecta la restricción.</text:span></text:span></text:p>
      <text:p text:style-name="P53"><text:span text:style-name="Source_20_Text"><text:span text:style-name="T19"/></text:span></text:p>
      <text:p text:style-name="P41"><text:span text:style-name="Source_20_Text"><text:span text:style-name="T10">Restricción PRIMARY KEY</text:span></text:span></text:p>
      <text:p text:style-name="P41"><text:span text:style-name="Source_20_Text"><text:span text:style-name="T38">En el mod. relacional las tablas deben tener una clave primaria. Al crear las tablas hay que indicarla.</text:span></text:span></text:p>
      <text:p text:style-name="Standard"><text:span text:style-name="Source_20_Text"><text:span text:style-name="T38">Sólo puede haber una clave primaria por tabla pero ésta puede estar formada por varios campos. Dicha clave podrá ser referenciada como clave ajena en otras tablas. </text:span></text:span></text:p>
      <text:p text:style-name="Text_20_body">La clave primaria hace que los campos que forman sean <text:span text:style-name="Source_20_Text">NOT NULL</text:span> y que los valores de los campos sean de tipo <text:span text:style-name="Source_20_Text">UNIQUE</text:span>. </text:p>
      <text:p text:style-name="P42"><text:span text:style-name="Source_20_Text"><text:span text:style-name="T54">CREATE TABLE USUARIOS ( </text:span></text:span></text:p>
      <text:p text:style-name="P43"><text:span text:style-name="Source_20_Text"><text:span text:style-name="T54"><text:tab/>Login VARCHAR2 (25) PRIMARY KEY); </text:span></text:span></text:p>
      <text:p text:style-name="Standard"><text:span text:style-name="Source_20_Text"><text:span text:style-name="T38">O bien poniendo un nombre a la restricción: </text:span></text:span></text:p>
      <text:p text:style-name="P42"><text:span text:style-name="Source_20_Text"><text:span text:style-name="T54">CREATE TABLE USUARIOS ( </text:span></text:span></text:p>
      <text:p text:style-name="P42"><text:span text:style-name="Source_20_Text"><text:span text:style-name="T54"><text:s text:c="5"/>Login VARCHAR2 (25) </text:span></text:span></text:p>
      <text:p text:style-name="P43"><text:span text:style-name="Source_20_Text"><text:span text:style-name="T54"><text:s text:c="5"/>CONSTRAINT Usu_log_PK PRIMARY KEY); </text:span></text:span></text:p>
      <text:p text:style-name="P38"><text:span text:style-name="Source_20_Text"><text:span text:style-name="T38">Si está formada por más de un campo, por ejemplo Nombre, Apellidos y Fecha de Nacimiento:</text:span></text:span></text:p>
      <text:p text:style-name="P39"><text:span text:style-name="Source_20_Text"><text:span text:style-name="T38"><text:s/></text:span></text:span><text:span text:style-name="Source_20_Text"><text:span text:style-name="T54">CREATE TABLE USUARIOS ( </text:span></text:span></text:p>
      <text:p text:style-name="P42"><text:soft-page-break/><text:span text:style-name="Source_20_Text"><text:span text:style-name="T54"><text:tab/>Nombre VARCHAR2 (25), </text:span></text:span></text:p>
      <text:p text:style-name="P42"><text:span text:style-name="Source_20_Text"><text:span text:style-name="T54"><text:tab/>Apellidos VARCHAR2 (30), </text:span></text:span></text:p>
      <text:p text:style-name="P42"><text:span text:style-name="Source_20_Text"><text:span text:style-name="T54"><text:tab/>F_Nacimiento DATE, </text:span></text:span></text:p>
      <text:p text:style-name="P39"><text:span text:style-name="Source_20_Text"><text:span text:style-name="T54"><text:tab/>CONSTRAINT Usu_PK PRIMARY KEY(Nombre, Apellidos,</text:span></text:span></text:p>
      <text:p text:style-name="P40"><text:span text:style-name="Source_20_Text"><text:span text:style-name="T54">F_Nacimiento));</text:span></text:span></text:p>
      <text:p text:style-name="Text_20_body"><text:span text:style-name="Source_20_Text"/></text:p>
      <text:p text:style-name="Standard"><text:span text:style-name="Source_20_Text"><text:span text:style-name="T10">Restricci</text:span></text:span><text:span text:style-name="Source_20_Text"><text:span text:style-name="T12">o</text:span></text:span><text:span text:style-name="Source_20_Text"><text:span text:style-name="T10">n</text:span></text:span><text:span text:style-name="Source_20_Text"><text:span text:style-name="T12">es</text:span></text:span><text:span text:style-name="Source_20_Text"><text:span text:style-name="T10"> REFERENCES. FOREIGN KEY</text:span></text:span></text:p>
      <text:p text:style-name="Standard"><text:span text:style-name="Source_20_Text"><text:span text:style-name="T19">Ya vimos que las claves ajenas, secundarias o foráneas eran campos de una tabla que se relacionaban con la clave primaria (o incluso con la clave candidata) de otra tabla. </text:span></text:span></text:p>
      <text:p text:style-name="Text_20_body">Cuando creemos la tabla tendremos que indicar de alguna forma quién es clave ajena. Lo haremos "haciendo referencia" a la tabla y los campos de donde procede. </text:p>
      <text:p text:style-name="Standard">En nuestra tabla vamos a tener una clave ajena procedente de la tabla PARTIDAS que será su Cod_Partida, por tanto tendremos que hacer referencia a éste: </text:p>
      <text:p text:style-name="P42"><text:span text:style-name="Source_20_Text">CREATE TABLE USUARIOS (</text:span></text:p>
      <text:p text:style-name="P42"><text:span text:style-name="Source_20_Text"><text:s text:c="4"/>Cod_Partida NUMBER(8)</text:span></text:p>
      <text:p text:style-name="P42"><text:span text:style-name="Source_20_Text"><text:s text:c="4"/>CONSTRAINT Cod_Part_FK</text:span></text:p>
      <text:p text:style-name="P42"><text:span text:style-name="Source_20_Text"><text:s text:c="4"/>REFERENCES PARTIDAS(Cod_Partida));</text:span></text:p>
      <text:p text:style-name="Standard"><text:span text:style-name="Source_20_Text"><text:span text:style-name="T19">Si el campo al que hace referencia es clave principal en su tabla, no es necesario indicar el campo:</text:span></text:span></text:p>
      <text:p text:style-name="P42"><text:span text:style-name="Source_20_Text">CREATE TABLE USUARIOS (</text:span></text:p>
      <text:p text:style-name="P42"><text:span text:style-name="Source_20_Text"><text:s text:c="4"/>Cod_Partida NUMBER(8)</text:span></text:p>
      <text:p text:style-name="P42"><text:span text:style-name="Source_20_Text"><text:s text:c="4"/>CONSTRAINT Cod_Part_FK</text:span></text:p>
      <text:p text:style-name="P42"><text:span text:style-name="Source_20_Text"><text:s text:c="4"/>REFERENCES PARTIDAS);</text:span></text:p>
      <text:p text:style-name="Standard"><text:span text:style-name="Source_20_Text"><text:span text:style-name="T19">Si la definición de la clave ajena se pone al final, tendremos que colocar el texto </text:span></text:span><text:span text:style-name="Source_20_Text">FOREIGN KEY</text:span><text:span text:style-name="Source_20_Text"><text:span text:style-name="T19"> para especificar a qué campo se está refiriendo. </text:span></text:span>Vamos a verlo en el caso en que la clave ajena estuviera formada por Cod_Partida y Fecha de la partida de la tabla PARTIDAS: </text:p>
      <text:p text:style-name="P42"><text:span text:style-name="Source_20_Text"><text:span text:style-name="T46">CREATE TABLE USUARIOS (</text:span></text:span></text:p>
      <text:p text:style-name="P48"><text:span text:style-name="Source_20_Text"><text:span text:style-name="T46"><text:tab/> <text:s text:c="3"/>Cod_Partida NUMBER(8),</text:span></text:span></text:p>
      <text:p text:style-name="P47"><text:span text:style-name="Source_20_Text"><text:span text:style-name="T46"><text:s text:c="4"/>F_Partida DATE,</text:span></text:span></text:p>
      <text:p text:style-name="P48"><text:span text:style-name="Source_20_Text"><text:span text:style-name="T46"><text:s text:c="2"/>CONSTRAINT Partida_Cod_F_FK FOREIGN KEY (Cod_Partida, F_Partida)</text:span></text:span></text:p>
      <text:p text:style-name="Text_20_body"><text:span text:style-name="Source_20_Text"><text:span text:style-name="T46"><text:tab/> <text:s text:c="3"/>REFERENCES PARTIDAS);</text:span></text:span></text:p>
      <text:p text:style-name="Standard"><text:span text:style-name="Source_20_Text"><text:span text:style-name="T11">Integridad referencial</text:span></text:span></text:p>
      <text:p text:style-name="P54"><text:span text:style-name="Source_20_Text"><text:span text:style-name="T19">Al relacionar campos necesitamos que el dato del campo que es clave ajena en una tabla (que llamaremos secundaria) previamente haya sido incluido en su tabla de procedencia donde es clave primaria o candidata. En nuestro ejemplo, cualquier código de partida que incluyamos en la tabla USUARIO, debería estar previamente en la tabla de la que procede, es decir, en la tabla PARTIDAS. </text:span></text:span><text:span text:style-name="Source_20_Text"><text:span text:style-name="Strong_20_Emphasis"><text:span text:style-name="T19">A esto se le llama Integridad Referencial.</text:span></text:span></text:span><text:span text:style-name="Source_20_Text"><text:span text:style-name="T19"> </text:span></text:span></text:p>
      <text:p text:style-name="Text_20_body">Esto puede crear algunos errores, pues puede ocurrir lo siguiente: </text:p>
      <text:list xml:id="list1077468732" text:style-name="L5">
        <text:list-item>
          <text:p text:style-name="P81">Si hacemos referencia a una tabla que no está creada: Oracle buscará la tabla referenciada y al no encontrarla dará fallo. Esto se soluciona creando en primer lugar las tablas que no tengan claves ajenas. </text:p>
        </text:list-item>
        <text:list-item>
          <text:p text:style-name="P80">Si queremos borrar las tablas tendremos que proceder al contrario, borraremos las tablas que tengan claves ajenas antes. </text:p>
        </text:list-item>
      </text:list>
      <text:p text:style-name="Text_20_body">Tenemos otras soluciones y es añadir tras la cláusula <text:span text:style-name="Source_20_Text"><text:span text:style-name="T46">REFERENCE</text:span></text:span>: </text:p>
      <text:list xml:id="list1376579955" text:style-name="L6">
        <text:list-item>
          <text:p text:style-name="P83"><text:span text:style-name="Source_20_Text">ON DELETE CASCADE</text:span>: te permitirá borrar todos los registros cuya clave ajena sea igual a la clave del registro borrado. </text:p>
        </text:list-item>
        <text:list-item>
          <text:p text:style-name="P82"><text:span text:style-name="Source_20_Text">ON DELETE SET NULL</text:span>: colocará el valor <text:span text:style-name="Source_20_Text">NULL </text:span>en todas las claves ajenas relacionadas con la borrada. </text:p>
        </text:list-item>
      </text:list>
      <text:p text:style-name="P52"><text:span text:style-name="Source_20_Text"><text:span text:style-name="T12">Restricciones DEFAULT y CHECK</text:span></text:span></text:p>
      <text:p text:style-name="Standard"><text:span text:style-name="Source_20_Text"><text:span text:style-name="T39">Si queremos asignar un valor por defecto a un campo:</text:span></text:span></text:p>
      <text:p text:style-name="P42"><text:span text:style-name="Source_20_Text"><text:span text:style-name="T64">CREATE TABLE USUARIOS (</text:span></text:span></text:p>
      <text:p text:style-name="P42"><text:span text:style-name="Source_20_Text"><text:s text:c="4"/>Pais VARCHAR2(20) DEFAULT 'España');</text:span></text:p>
      <text:p text:style-name="Standard"><text:span text:style-name="Source_20_Text"><text:span text:style-name="T39">Podemos añadir distintas expresiones: constantes, funciones SQL y variables:</text:span></text:span></text:p>
      <text:p text:style-name="P42"><text:span text:style-name="Source_20_Text"><text:span text:style-name="T55">CREATE TABLE USUARIOS (</text:span></text:span></text:p>
      <text:p text:style-name="P42"><text:span text:style-name="Source_20_Text"><text:span text:style-name="T46"><text:s text:c="4"/>Fecha_ingreso DATE DEFAULT SYSDATE);</text:span></text:span></text:p>
      <text:p text:style-name="Standard"><text:span text:style-name="Source_20_Text"><text:span text:style-name="T39">También vamos a necesitar que se compruebe que los valores que se introducen son adecuados para ese campo. Para ello utilizaremos </text:span></text:span><text:span text:style-name="Source_20_Text"><text:span text:style-name="T64">CHECK</text:span></text:span><text:span text:style-name="Source_20_Text"><text:span text:style-name="T39">. </text:span></text:span></text:p>
      <text:p text:style-name="Text_20_body">Esta restricción comprueba que se cumpla una condición determinada al rellenar una columna. Dicha condición se puede construir con columnas de esa misma tabla. </text:p>
      <text:p text:style-name="Standard">Si en la tabla USUARIOS tenemos el campo Crédito y éste sólo puede estar entre 0 y 2000, lo especificaríamos así: </text:p>
      <text:p text:style-name="P42"><text:span text:style-name="Source_20_Text"><text:span text:style-name="T64">CREATE TABLE USUARIOS (</text:span></text:span></text:p>
      <text:p text:style-name="P42"><text:span text:style-name="Source_20_Text"><text:s text:c="4"/>Credito NUMBER(4) CHECK (Crédito BETWEEN 0 AND 2000));</text:span></text:p>
      <text:p text:style-name="P54"><text:span text:style-name="Source_20_Text"><text:span text:style-name="T39">Una misma columna puede tener varios </text:span></text:span><text:span text:style-name="Source_20_Text"><text:span text:style-name="T64">CHECK</text:span></text:span><text:span text:style-name="Source_20_Text"><text:span text:style-name="T39"> asociados a ella, para ello ponemos varios </text:span></text:span><text:span text:style-name="Source_20_Text"><text:span text:style-name="T64">CONSTRAINT</text:span></text:span><text:span text:style-name="Source_20_Text"><text:span text:style-name="T39"> seguidos y separados por comas. </text:span></text:span></text:p>
      <text:p text:style-name="P50"><text:span text:style-name="Source_20_Text"><text:span text:style-name="T13">DESC</text:span></text:span></text:p>
      <text:p text:style-name="P50"><text:span text:style-name="Source_20_Text"><text:span text:style-name="T40">Si queremos obtener una descripción de una tabla, sinonimo, paquete o función, podemos utilizar el comando DESCRIBE o DESC. </text:span></text:span><text:span text:style-name="Source_20_Text"><text:span text:style-name="T19">Debido a que es un comando de sqlplus no necesita terminar con ;</text:span></text:span></text:p>
      <text:p text:style-name="Standard"><text:span text:style-name="Source_20_Text"><text:span text:style-name="T19">DESC table<text:tab/></text:span></text:span>DESC view<text:tab/>DESC synonym<text:tab/>DESC function<text:tab/>DESC package</text:p>
      <text:p text:style-name="Standard"/>
      <text:p text:style-name="P17">Eliminación de tablas</text:p>
      <text:p text:style-name="Standard"><text:span text:style-name="Source_20_Text"><text:span text:style-name="T31">Esta instrucción borrará la tabla de la base de datos incluido sus datos (filas). También se borrará toda la información que existiera de esa tabla en el Diccionario de Datos. </text:span></text:span></text:p>
      <text:p text:style-name="P51"><text:span text:style-name="Source_20_Text"><text:span text:style-name="T53">DROP TABLE NombreTabla [CASCADE CONSTRAINTS];</text:span></text:span></text:p>
      <text:p text:style-name="P50"><text:span text:style-name="Source_20_Text"><text:span text:style-name="T40">La opción </text:span></text:span><text:span text:style-name="Source_20_Text"><text:span text:style-name="T65">CASCADE CONSTRAINTS</text:span></text:span><text:span text:style-name="Source_20_Text"><text:span text:style-name="T40"> se puede incluir para los casos en que alguna de las columnas sea clave ajena en otra tabla secundaria, lo que impediría su borrado. Al </text:span></text:span><text:span text:style-name="Source_20_Text"><text:span text:style-name="T41">usarla,</text:span></text:span><text:span text:style-name="Source_20_Text"><text:span text:style-name="T40"> las restricciones donde es clave ajena se borrarán antes y a </text:span></text:span><text:span text:style-name="Source_20_Text"><text:span text:style-name="T41">luego </text:span></text:span><text:span text:style-name="Source_20_Text"><text:span text:style-name="T40">se eliminará la tabla en cuestión.</text:span></text:span></text:p>
      <text:p text:style-name="P49"><text:span text:style-name="Source_20_Text"><text:span text:style-name="T59">DROP TABLE USUARIOS;</text:span></text:span></text:p>
      <text:p text:style-name="Standard"><text:span text:style-name="Source_20_Text"><text:span text:style-name="T42">E</text:span></text:span><text:span text:style-name="Source_20_Text"><text:span text:style-name="T40">l borrado de una tabla es irreversible y no hay una petición de confirmación antes de ejecutarse. </text:span></text:span></text:p>
      <text:p text:style-name="P50"><text:span text:style-name="Source_20_Text"><text:span text:style-name="T40"/></text:span></text:p>
      <text:p text:style-name="Text_20_body"><text:span text:style-name="Source_20_Text"><text:span text:style-name="T7">Modificación de tablas</text:span></text:span></text:p>
      <text:p text:style-name="P69"><text:span text:style-name="Source_20_Text"><text:span text:style-name="T42">Tras crear una tabla puede que necesitemos añadir o cambiar el nombre de un campo, añadir o quitar una restricción...: </text:span></text:span><text:span text:style-name="Source_20_Text"><text:span text:style-name="T66">RENAME NombreViejo TO NombreNuevo;</text:span></text:span></text:p>
      <text:p text:style-name="Standard"><text:span text:style-name="Source_20_Text"><text:span text:style-name="Strong_20_Emphasis"><text:span text:style-name="T43">Si queremos añadir columnas a una tabla: l</text:span></text:span></text:span><text:span text:style-name="Source_20_Text"><text:span text:style-name="T43">as columnas se añadirán al final de la tabl</text:span></text:span><text:span text:style-name="Source_20_Text"><text:span text:style-name="T19">a. </text:span></text:span></text:p>
      <text:p text:style-name="Standard"><text:span text:style-name="Source_20_Text"><text:span text:style-name="T46">ALTER TABLE NombreTabla ADD</text:span></text:span></text:p>
      <text:p text:style-name="Standard"><text:span text:style-name="Source_20_Text"><text:span text:style-name="T46">( ColumnaNueva1 Tipo_Datos [Propiedades]</text:span></text:span></text:p>
      <text:p text:style-name="Standard"><text:span text:style-name="Source_20_Text"><text:span text:style-name="T46">[, ColumnaNueva2 Tipo_Datos [Propiedades]</text:span></text:span></text:p>
      <text:p text:style-name="Standard"><text:span text:style-name="Source_20_Text"><text:span text:style-name="T46">... );</text:span></text:span></text:p>
      <text:p text:style-name="P69"><text:span text:style-name="Source_20_Text"><text:span text:style-name="Strong_20_Emphasis"><text:span text:style-name="T44">Si queremos eliminar columnas de una tabla:</text:span></text:span></text:span><text:span text:style-name="Source_20_Text"><text:span text:style-name="Strong_20_Emphasis"><text:span text:style-name="T42"> </text:span></text:span></text:span><text:span text:style-name="Source_20_Text"><text:span text:style-name="T42">se eliminará la columna indicada sin poder deshacer esta acción. Además de la definición de la columna, se eliminarán todos los datos que contuviera. No se puede eliminar una columna si es la única que forma la tabla, para ello tendremos que borrar la tabla directamente. </text:span></text:span></text:p>
      <text:p text:style-name="Text_20_body"><text:span text:style-name="Source_20_Text"><text:span text:style-name="T60">ALTER TABLE NombreTabla DROP COLUMN (Columna1 [, Columna2, ...])</text:span></text:span><text:span text:style-name="Source_20_Text"><text:span text:style-name="T66">;</text:span></text:span></text:p>
      <text:p text:style-name="P69"><text:span text:style-name="Source_20_Text"><text:span text:style-name="Strong_20_Emphasis"><text:span text:style-name="T44">Si queremos modificar columnas de una tabla:</text:span></text:span></text:span><text:span text:style-name="Source_20_Text"><text:span text:style-name="T44"> </text:span></text:span><text:span text:style-name="Source_20_Text"><text:span text:style-name="T42">podemos modificar el tipo de datos y las propiedades de una columna. Todos los cambios son posibles si la tabla no contiene datos. En general, si la tabla no está vacía podremos aumentar la longitud de una columna, aumentar o disminuir en número de posiciones decimales en un tipo NUMBER, reducir la anchura siempre que los datos no ocupen todo el espacio reservado para ellos. </text:span></text:span></text:p>
      <text:p text:style-name="P52"><text:span text:style-name="Source_20_Text"><text:span text:style-name="T60">ALTER TABLE NombreTabla MODIFY</text:span></text:span></text:p>
      <text:p text:style-name="Standard"><text:span text:style-name="Source_20_Text"><text:span text:style-name="T58">(Columna1 TipoDatos [propiedades] [, columna2 TipoDatos [propiedades] ...] );</text:span></text:span></text:p>
      <text:p text:style-name="Standard"><text:span text:style-name="Source_20_Text"><text:span text:style-name="Strong_20_Emphasis"><text:span text:style-name="T36">Si queremos renombrar columnas de una tabla:</text:span></text:span></text:span><text:span text:style-name="Source_20_Text"><text:span text:style-name="T32"> </text:span></text:span></text:p>
      <text:p text:style-name="Standard"><text:span text:style-name="Source_20_Text">ALTER TABLE NombreTabla RENAME COLUMN NombreAntiguo TO NombreNuevo;</text:span></text:p>
      <text:p text:style-name="Standard">Tenemos la siguiente tabla creada: </text:p>
      <text:p text:style-name="P42"><text:span text:style-name="Source_20_Text"><text:s/>CREATE TABLE USUARIOS (</text:span></text:p>
      <text:p text:style-name="P42"><text:span text:style-name="Source_20_Text"><text:s text:c="4"/>Credito NUMBER(4) CHECK (Crédito BETWEEN 0 AND 2000));</text:span></text:p>
      <text:p text:style-name="Standard">Nos gustaría incluir una nueva columna llamada <text:span text:style-name="T1">User</text:span> que será tipo texto y clave primaria: </text:p>
      <text:p text:style-name="P42"><text:span text:style-name="Source_20_Text">ALTER TABLE USUARIO ADD</text:span></text:p>
      <text:p text:style-name="P42"><text:span text:style-name="Source_20_Text"><text:s text:c="4"/>(User VARCHAR(10) PRIMARY KEY);</text:span></text:p>
      <text:p text:style-name="Standard">Nos damos cuenta que ese campo se llamaba <text:span text:style-name="T1">Login</text:span> y no <text:span text:style-name="T1">User</text:span>, vamos a cambiarlo: </text:p>
      <text:p text:style-name="P42"><text:span text:style-name="Source_20_Text">ALTER TABLE USUARIO RENAME COLUMN User TO Login;</text:span></text:p>
      <text:p text:style-name="P63"><text:span text:style-name="Source_20_Text"><text:span text:style-name="T45">Ejemplo. Añadiendo una restricción:</text:span></text:span></text:p>
      <text:p text:style-name="P62"><text:span text:style-name="Source_20_Text"><text:span text:style-name="T48">ALTER TABLE EMPLEADOS MODIFY (Sueldo NUMBER(4)</text:span></text:span></text:p>
      <text:p text:style-name="P42"><text:span text:style-name="Source_20_Text"><text:span text:style-name="T48">CHECK (Sueldo BETWEEN 1000 AND 1200));</text:span></text:span></text:p>
      <text:p text:style-name="P64"><text:span text:style-name="Source_20_Text"><text:span text:style-name="T32">Utilizando el comando </text:span></text:span><text:span text:style-name="Source_20_Text"><text:span text:style-name="T60">ALTER TABLE</text:span></text:span><text:span text:style-name="Source_20_Text"><text:span text:style-name="T32">, podemos modificar las restricciones o bien eliminarlas: </text:span></text:span></text:p>
      <text:p text:style-name="P64"><text:span text:style-name="Strong_20_Emphasis"><text:span text:style-name="T67">Si queremos borrar restricciones:</text:span></text:span> </text:p>
      <text:p text:style-name="P64"><text:span text:style-name="Source_20_Text">ALTER TABLA NombreTabla DROP CONSTRAINT NombreRestriccion;</text:span></text:p>
      <text:list xml:id="list2653393328" text:style-name="L7">
        <text:list-header>
          <text:p text:style-name="P73"><text:span text:style-name="Strong_20_Emphasis"><text:span text:style-name="T67">Si queremos modificar el nombre de las restricciones:</text:span></text:span> </text:p>
          <text:p text:style-name="P73"><text:span text:style-name="Source_20_Text">ALTER TABLE NombreTabla RENAME CONSTRAINT NombViejo TO NombNuevo;</text:span></text:p>
        </text:list-header>
      </text:list>
      <text:list xml:id="list256284701" text:style-name="L8">
        <text:list-header>
          <text:p text:style-name="P74"><text:span text:style-name="Strong_20_Emphasis"><text:span text:style-name="T67">Si queremos activar o desactivar restricciones:</text:span></text:span> </text:p>
          <text:p text:style-name="P74">A veces es conveniente desactivar temporalmente una restricción para hacer pruebas o porque necesitemos saltarnos esa regla. Para ello usaremos esta sintaxis: </text:p>
        </text:list-header>
      </text:list>
      <text:p text:style-name="P65"><text:span text:style-name="Source_20_Text">ALTER TABLE N</text:span><text:span text:style-name="Source_20_Text"><text:span text:style-name="T68">om</text:span></text:span><text:span text:style-name="Source_20_Text">Tabla DISABLE CONSTRAINT NombRestriccion [CASCADE];</text:span></text:p>
      <text:p text:style-name="P65"><text:span text:style-name="Source_20_Text">CASCADE</text:span> desactiva las restricciones que dependan de ésta. Para activar de nuevo la restricción:</text:p>
      <text:p text:style-name="Text_20_body"><text:span text:style-name="Source_20_Text">ALTER TABLE NombTabla ENABLE CONSTRAINT NombRestriccion [CASCADE];</text:span></text:p>
      <text:p text:style-name="P66"><text:span text:style-name="Source_20_Text"><text:span text:style-name="T18">Ver todas las restricciones</text:span></text:span></text:p>
      <text:p text:style-name="Standard"><text:span text:style-name="Source_20_Text"><text:span text:style-name="T61">SELECT * FROM all_constraints</text:span></text:span></text:p>
      <text:p text:style-name="Standard"><text:span text:style-name="Source_20_Text"><text:span text:style-name="T33"/></text:span></text:p>
      <text:p text:style-name="Text_20_body"><text:span text:style-name="Source_20_Text"><text:span text:style-name="T16">Creación y eliminación de índices</text:span></text:span></text:p>
      <text:p text:style-name="Standard"><text:span text:style-name="Source_20_Text"><text:span text:style-name="T34">Sabemos que crear índices ayuda a la localización más rápida de la información contenida en las tablas. Ahora aprenderemos a crearlos y eliminarlos: <text:s/></text:span></text:span><text:span text:style-name="Source_20_Text"><text:span text:style-name="T48">CREATE INDEX NombreIndice ON NombreTabla (Columna1 [, Columna2 ...]);</text:span></text:span></text:p>
      <text:p text:style-name="Standard"><text:span text:style-name="Source_20_Text"><text:span text:style-name="T34">No es aconsejable utilizar campos de tablas pequeñas o que se actualicen con mucha frecuencia. Tampoco es conveniente si esos campos no se usan en consultas de manera frecuente o en expresiones. Una mala elección ocasiona ineficiencia y tiempos de espera elevados. Un uso excesivo de ellos puede dejar a la Base de Datos colgada simplemente con insertar alguna fila. </text:span></text:span></text:p>
      <text:p text:style-name="Standard">Para eliminar un índice es suficiente con poner la instrucción: <text:span text:style-name="Source_20_Text">DROP INDEX NombreIndice;</text:span></text:p>
      <text:p text:style-name="Standard">La mayoría de los índices se crean de manera implícita cuando ponemos las restricciones PRIMARY KEY, FOREIGN KEY o UNIQUE.</text:p>
      <text:p text:style-name="P61"><text:span text:style-name="T69">ejemplo: </text:span>Crea un índice con el campo Apellidos, luego elimínalo.</text:p>
      <text:p text:style-name="P37">CREATE INDEX miIndice ON EMPLEADOS (Apellidos); </text:p>
      <text:p text:style-name="P37">DROP INDEX miIndice;</text:p>
      <text:p text:style-name="P36"/>
      <text:p text:style-name="P17"/>
      <text:p text:style-name="P19">Lenguaje de control de datos DCL</text:p>
      <text:p text:style-name="P84">Necesitamos una cuenta de usuario para acceder a los datos de una base de datos. Las claves de acceso se establecen cuando se crea el usuario y pueden ser modificados por el Administrador o por el propietario de dicha clave. La Base de Datos almacena encriptadas las claves en una tabla del diccionario llamada DBA_USERS. Sintáxis:</text:p>
      <text:p text:style-name="Standard"><text:span text:style-name="Source_20_Text">CREATE USER NombreUsuario</text:span></text:p>
      <text:p text:style-name="Standard"><text:span text:style-name="Source_20_Text">IDENTIFIED BY ClaveAcceso</text:span></text:p>
      <text:p text:style-name="Standard"><text:span text:style-name="Source_20_Text">[DEFAULT TABLESPACE tablespace ]</text:span></text:p>
      <text:p text:style-name="Standard"><text:span text:style-name="Source_20_Text">[TEMPORARY TABLESPACE tablespace]</text:span></text:p>
      <text:p text:style-name="Standard"><text:span text:style-name="Source_20_Text">[QUOTA int {K | M} ON tablespace]</text:span></text:p>
      <text:p text:style-name="Standard"><text:span text:style-name="Source_20_Text">[QUOTA UNLIMITED ON tablespace]</text:span></text:p>
      <text:p text:style-name="Text_20_body"><text:span text:style-name="Source_20_Text">[PROFILE perfil];</text:span></text:p>
      <text:p text:style-name="P59"><text:span text:style-name="Source_20_Text">CREATE USER</text:span>: crea un nombre de usuario que será identificado por el sistema. </text:p>
      <text:p text:style-name="P59"><text:span text:style-name="Source_20_Text">IDENTIFIED BY</text:span>: permite dar una clave de acceso al usuario creado. </text:p>
      <text:p text:style-name="P59"><text:span text:style-name="Source_20_Text">DEFAULT TABLESPACE</text:span>: asigna a un usuario el <text:span text:style-name="T1">Tablespace</text:span> por defecto para almacena los objetos que cree. Si no se asigna ninguna, será <text:span text:style-name="Source_20_Text">SYSTEM</text:span>. </text:p>
      <text:p text:style-name="P59"><text:span text:style-name="Source_20_Text">TEMPORARY TABLESPACE</text:span>: nombre del <text:span text:style-name="T1">Tablespace </text:span>para trabajos temporales. Por def. <text:span text:style-name="Source_20_Text">SYSTEM</text:span>. </text:p>
      <text:p text:style-name="P60"><text:span text:style-name="Source_20_Text">QUOTA</text:span>: asigna un espacio en Megabytes o Kilobytes en el <text:span text:style-name="T1">Tablespace</text:span> asignado.</text:p>
      <text:p text:style-name="P60">Si no se especifica el usuario no tendrá espacio y no podrá crear objetos. </text:p>
      <text:p text:style-name="Text_20_body"><text:span text:style-name="Source_20_Text">PROFILE</text:span>: asigna un perfil al usuario. Si no se especifica se asigna el perfil por defecto. </text:p>
      <text:p text:style-name="Standard">Recuerda que para crear usuarios debes tener una cuenta con privilegios de Administrador. </text:p>
      <text:p text:style-name="Text_20_body">Para ver todos los usuarios creados utilizamos las vistas <text:span text:style-name="T1">ALL_USERS</text:span> y <text:span text:style-name="T1">DBA_USERS</text:span>. Y para ver en mi sesión los usuarios que existen pondría: <text:span text:style-name="Source_20_Text">DESC SYS.ALL_USERS;</text:span> </text:p>
      <text:p text:style-name="Standard"><text:span text:style-name="T69">Ejemplo</text:span>. Creemos una cuenta de usuario limitado, que no tenga derecho ni a guardar datos ni a crear objetos, más tarde le daremos permisos: </text:p>
      <text:p text:style-name="P42"><text:span text:style-name="Source_20_Text">CREATE USER UsuarioLimitado IDENTIFIED BY password;</text:span></text:p>
      <text:p text:style-name="Standard">Podemos modificar usuarios mediante el comando ALTER USER, cuya sintaxis es la siguiente: </text:p>
      <text:p text:style-name="Standard"><text:span text:style-name="Source_20_Text">ALTER USER NombreUsuario</text:span></text:p>
      <text:p text:style-name="Standard"><text:span text:style-name="Source_20_Text">IDENTIFIED BY clave_acceso</text:span></text:p>
      <text:p text:style-name="Standard"><text:span text:style-name="Source_20_Text">[DEFAULT TABLESPACE tablespace ]</text:span></text:p>
      <text:p text:style-name="Standard"><text:span text:style-name="Source_20_Text">[TEMPORARY TABLESPACE tablespace]</text:span></text:p>
      <text:p text:style-name="Standard"><text:span text:style-name="Source_20_Text">[QUOTA int {K | M} ON tablespace]</text:span></text:p>
      <text:p text:style-name="Standard"><text:span text:style-name="Source_20_Text">[QUOTA UNLIMITED ON tablespace]</text:span></text:p>
      <text:p text:style-name="Standard"><text:span text:style-name="Source_20_Text">[PROFILE perfil];</text:span></text:p>
      <text:p text:style-name="Text_20_body">Un usuario sin privilegios de Administrador únicamente podrá cambiar su clave de acceso. </text:p>
      <text:p text:style-name="Standard">Para eliminar o borrar un usuario utilizamos el comando <text:span text:style-name="Source_20_Text">DROP USER</text:span> con la siguiente sintaxis: </text:p>
      <text:p text:style-name="Standard"><text:span text:style-name="Source_20_Text">DROP USER NombreUsuario [CASCADE];</text:span></text:p>
      <text:p text:style-name="Text_20_body">La opción <text:span text:style-name="Source_20_Text">CASCADE</text:span> borra todos los objetos del usuario antes de borrarlo. Sin esta opción no nos dejaría eliminar al usuario si éste tuviera tablas creadas. </text:p>
      <text:p text:style-name="Standard">Ningún usuario puede llevar a cabo una operación si antes no se le ha concedido <text:span text:style-name="T70">su </text:span>permiso.</text:p>
      <text:p text:style-name="Standard">Para poder acceder a los objetos de una base de datos necesitas tener privilegios (permisos). Éstos se pueden agrupar formando <text:span text:style-name="Strong_20_Emphasis">roles</text:span>, lo que simplificará la administración. Los roles pueden activarse, desactivarse o protegerse con una clave. Mediante los roles podemos gestionar los comandos que pueden utilizar los usuarios. Un permiso se puede asignar a un usuario o a un rol. </text:p>
      <text:p text:style-name="Standard"><text:span text:style-name="Source_20_Text">GRANT {privilegio_objeto [, privilegio_objeto]...|ALL|[PRIVILEGES]}</text:span></text:p>
      <text:p text:style-name="Standard"><text:span text:style-name="Source_20_Text">ON [usuario.]objeto</text:span></text:p>
      <text:p text:style-name="Standard"><text:span text:style-name="Source_20_Text">FROM {usuario1|rol1|PUBLIC} [,{usuario2|rol2|PUBLIC] ...</text:span></text:p>
      <text:p text:style-name="Standard"><text:span text:style-name="Source_20_Text">[WITH GRANT OPTION];</text:span></text:p>
      <text:p text:style-name="Standard"><text:soft-page-break/><text:span text:style-name="Source_20_Text">ON</text:span> especifica el objeto sobre el que se conceden los privilegios. </text:p>
      <text:p text:style-name="Standard"><text:span text:style-name="Source_20_Text">TO</text:span> señala a los usuarios o roles a los que se conceden privilegios. </text:p>
      <text:p text:style-name="Standard"><text:span text:style-name="Source_20_Text">ALL</text:span> concede todos los privilegios sobre el objeto especificado. </text:p>
      <text:p text:style-name="Standard"><text:span text:style-name="Source_20_Text">[WITH GRANT OPTION]</text:span> permite que el receptor del privilegio se lo asigne a otros. </text:p>
      <text:p text:style-name="Text_20_body"><text:span text:style-name="Source_20_Text">PUBLIC</text:span> hace que un privilegio esté disponible para todos los usuarios. </text:p>
      <text:p text:style-name="Standard">En el siguiente ejemplo Juan ha accedido a la base de datos y ejecuta los siguientes comandos: <text:span text:style-name="Source_20_Text">GRANT INSERT TO Usuarios TO Ana;</text:span> (permitirá a Ana insertar datos en Usuarios) </text:p>
      <text:p text:style-name="Text_20_body"><text:span text:style-name="Source_20_Text">GRANT ALL ON Partidas TO Ana;</text:span> (Juan <text:span text:style-name="T70">da</text:span> todos los privilegios sobre Partidas a Ana) </text:p>
      <text:p text:style-name="Standard">Los privilegios <text:span text:style-name="Strong_20_Emphasis">de sistema</text:span> son los que dan derecho a ejecutar comandos SQL o acciones sobre objetos de un tipo especificado. Existen gran cantidad de privilegios distintos. <text:span text:style-name="T70">Sintáxis:</text:span></text:p>
      <text:p text:style-name="Standard"><text:span text:style-name="Source_20_Text">GRANT {Privilegio1 | rol1 } [, privilegio2 | rol2}, ...]</text:span></text:p>
      <text:p text:style-name="Standard"><text:span text:style-name="Source_20_Text">TO {usuario1 | rol1| PUBLIC} [, usuario2 | rol2 | PUBLIC} ... ]</text:span></text:p>
      <text:p text:style-name="Text_20_body"><text:span text:style-name="Source_20_Text">[WITH ADMIN OPTION];</text:span></text:p>
      <text:p text:style-name="Standard"><text:span text:style-name="Source_20_Text">TO</text:span> señala a los usuarios o roles a los que se conceden privilegios. </text:p>
      <text:p text:style-name="Standard"><text:span text:style-name="Source_20_Text">WITH ADMIN OPTION</text:span> es una opción que permite al receptor de esos privilegios que pueda conceder esos mismos privilegios a otros usuarios o roles. </text:p>
      <text:p text:style-name="Standard"><text:span text:style-name="Source_20_Text">PUBLIC</text:span> hace que un privilegio esté disponible para todos los usuarios.</text:p>
      <text:p text:style-name="P67"><text:span text:style-name="T70">Ejemplo: </text:span>Concede a Ana el rol de <text:span text:style-name="Source_20_Text">CONNECT</text:span> con todos los privilegios que éste tiene asociados. </text:p>
      <text:p text:style-name="P44"><text:span text:style-name="Source_20_Text"><text:span text:style-name="T58">GRANT CONNECT TO Ana;</text:span></text:span></text:p>
      <text:p text:style-name="Standard">Concede a Ana borrar usuarios y que ésta puede conceder el privilegio de borrar usuarios a otros.</text:p>
      <text:p text:style-name="P43"><text:span text:style-name="Source_20_Text">GRANT DROP USER TO Ana WITH ADMIN OPTION;</text:span></text:p>
      <text:p text:style-name="Text_20_body"><text:span text:style-name="T71">Para retirar privilegios</text:span> </text:p>
      <text:p text:style-name="P68"><text:span text:style-name="T67">Sobre </text:span><text:span text:style-name="Strong_20_Emphasis"><text:span text:style-name="T67">objetos</text:span></text:span><text:span text:style-name="T67">: </text:span></text:p>
      <text:p text:style-name="Standard"><text:span text:style-name="Source_20_Text">REVOKE {privilegio_objeto [, privilegio_objeto]...|ALL|[PRIVILEGES]}</text:span></text:p>
      <text:p text:style-name="Standard"><text:span text:style-name="Source_20_Text">ON [usuario.]objeto</text:span></text:p>
      <text:p text:style-name="Text_20_body"><text:span text:style-name="Source_20_Text">FROM {usuario|rol|PUBLIC} [,{usuario|rol|PUBLIC] ...;</text:span></text:p>
      <text:p text:style-name="P68"><text:span text:style-name="Strong_20_Emphasis"><text:span text:style-name="T67">Del sistema o roles a usuarios</text:span></text:span><text:span text:style-name="T67">: </text:span></text:p>
      <text:p text:style-name="Standard"><text:span text:style-name="Source_20_Text">REVOKE {privilegio_stma | rol} [, {privilegio_stma | rol}]...|ALL|[PRIVILEGES]}</text:span></text:p>
      <text:p text:style-name="Standard"><text:span text:style-name="Source_20_Text">ON [usuario.]objeto</text:span></text:p>
      <text:p text:style-name="Text_20_body"><text:span text:style-name="Source_20_Text">FROM {usuario|rol|PUBLIC} [,{usuario|rol|PUBLIC] ...;</text:span></text:p>
      <text:p text:style-name="Standard"><text:span text:style-name="T71">Ejemplo: J</text:span>uan va a quitar el permiso de seleccionar y de actualizar sobre la tabla Usuarios a Ana: </text:p>
      <text:p text:style-name="P43"><text:span text:style-name="Source_20_Text">REVOKE SELECT, UPDATE ON Usuarios FROM Ana;</text:span></text:p>
      <text:p text:style-name="Standard">y va a quitarle el permiso de eliminar usuarios: </text:p>
      <text:p text:style-name="P42"><text:span text:style-name="Source_20_Text">REVOKE DROP USER FROM Ana;</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DejaVu Sans Mono" svg:font-family="'DejaVu Sans Mono'" style:font-family-generic="modern" style:font-pitch="fixed"/>
    <style:font-face style:name="FreeSans" svg:font-family="FreeSans"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Lohit Hindi" svg:font-family="'Lohit Hindi'"/>
    <style:font-face style:name="Lohit Hindi1" svg:font-family="'Lohit Hind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s" fo:country="ES"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FreeSans" style:font-family-complex="FreeSans"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ACRONYM"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FreeSans" style:font-family-complex="FreeSans"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adaman </meta:initial-creator>
    <meta:creation-date>2013-08-20T19:29:34.022014110</meta:creation-date>
    <dc:date>2023-05-17T19:57:30.917049329</dc:date>
    <meta:editing-duration>PT6H26M54S</meta:editing-duration>
    <meta:editing-cycles>48</meta:editing-cycles>
    <meta:generator>LibreOffice/7.3.7.2$Linux_X86_64 LibreOffice_project/30$Build-2</meta:generator>
    <meta:document-statistic meta:table-count="0" meta:image-count="0" meta:object-count="0" meta:page-count="11" meta:paragraph-count="377" meta:word-count="4790" meta:character-count="30332" meta:non-whitespace-character-count="25323"/>
  </office:meta>
</office:document-meta>
</file>